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Liberation Serif" fo:font-size="17pt" fo:font-weight="bold" officeooo:rsid="2507b51e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fo:font-weight="bold" officeooo:rsid="25194d29" officeooo:paragraph-rsid="25194d29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fo:color="#333333" style:font-name="Liberation Serif" fo:font-size="17pt" fo:font-weight="bold" officeooo:rsid="25194d29" officeooo:paragraph-rsid="2569b863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fo:color="#333333" style:font-name="Liberation Serif" fo:font-size="17pt" fo:font-weight="bold" officeooo:rsid="25194d29" officeooo:paragraph-rsid="257f537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fo:color="#333333" style:font-name="Liberation Serif" fo:font-size="17pt" fo:font-weight="bold" officeooo:rsid="25194d29" officeooo:paragraph-rsid="25b4316b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fo:color="#333333" style:font-name="Liberation Serif" fo:font-size="17pt" fo:font-weight="bold" officeooo:rsid="25194d29" officeooo:paragraph-rsid="25b514a7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fo:color="#333333" style:font-name="Liberation Serif" fo:font-size="17pt" fo:font-weight="bold" officeooo:rsid="25194d29" officeooo:paragraph-rsid="25c7096a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officeooo:rsid="0a7edee9" officeooo:paragraph-rsid="0ff72c9f" style:font-name-asian="Liberation Serif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507b51e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507b51e" officeooo:paragraph-rsid="2541975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507b51e" officeooo:paragraph-rsid="253f332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507b51e" officeooo:paragraph-rsid="250abc7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507b51e" officeooo:paragraph-rsid="253ddf3a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507b51e" officeooo:paragraph-rsid="2548237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507b51e" officeooo:paragraph-rsid="2554a95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507b51e" officeooo:paragraph-rsid="2556c55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507b51e" officeooo:paragraph-rsid="2555f6af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507b51e" officeooo:paragraph-rsid="25e8409e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507b51e" officeooo:paragraph-rsid="251184e8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507b51e" officeooo:paragraph-rsid="25138f6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507b51e" officeooo:paragraph-rsid="25194d29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5194d29" officeooo:paragraph-rsid="25194d29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5194d29" officeooo:paragraph-rsid="253b614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5194d29" officeooo:paragraph-rsid="255ff2b0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5194d29" officeooo:paragraph-rsid="2569b86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5194d29" officeooo:paragraph-rsid="257b75ba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5194d29" officeooo:paragraph-rsid="257c0a7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5194d29" officeooo:paragraph-rsid="257be99c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5194d29" officeooo:paragraph-rsid="257f5371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5194d29" officeooo:paragraph-rsid="258de94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5194d29" officeooo:paragraph-rsid="259794ad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5194d29" officeooo:paragraph-rsid="25d86c80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5194d29" officeooo:paragraph-rsid="25d92fa3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5194d29" officeooo:paragraph-rsid="25da9cfd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5194d29" officeooo:paragraph-rsid="25e019ef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5194d29" officeooo:paragraph-rsid="25faf86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5194d29" officeooo:paragraph-rsid="25adcae0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5194d29" officeooo:paragraph-rsid="25b4316b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5194d29" officeooo:paragraph-rsid="25b514a7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5194d29" officeooo:paragraph-rsid="25bdad72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5194d29" officeooo:paragraph-rsid="25bccbad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5194d29" officeooo:paragraph-rsid="25c5c35a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5194d29" officeooo:paragraph-rsid="25c7096a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5194d29" officeooo:paragraph-rsid="25ce9b47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5194d29" officeooo:paragraph-rsid="262f274d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5194d29" officeooo:paragraph-rsid="26315856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5194d29" officeooo:paragraph-rsid="2635891a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5194d29" officeooo:paragraph-rsid="26399f62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5194d29" officeooo:paragraph-rsid="263ac232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5194d29" officeooo:paragraph-rsid="2649206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5194d29" officeooo:paragraph-rsid="264f1f65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fo:font-weight="bold" officeooo:rsid="25194d29" officeooo:paragraph-rsid="263ac232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5492c9d" officeooo:paragraph-rsid="25492c9d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5e019ef" officeooo:paragraph-rsid="25e2c8dc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5e019ef" officeooo:paragraph-rsid="25e51777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5e019ef" officeooo:paragraph-rsid="25eaf598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5e019ef" officeooo:paragraph-rsid="25faf86d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5e019ef" officeooo:paragraph-rsid="25ecd2d6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5e019ef" officeooo:paragraph-rsid="25ede54f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5e019ef" officeooo:paragraph-rsid="25efc867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5e019ef" officeooo:paragraph-rsid="25f5347f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25e019ef" officeooo:paragraph-rsid="25f8342d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25e019ef" officeooo:paragraph-rsid="25fb1522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5e019ef" officeooo:paragraph-rsid="25fc1107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5e019ef" officeooo:paragraph-rsid="25fe83a8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5e019ef" officeooo:paragraph-rsid="25fe92af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5e019ef" officeooo:paragraph-rsid="25ff2b57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5e019ef" officeooo:paragraph-rsid="263ac23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376c64b1" officeooo:paragraph-rsid="25ff2b5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376c64b1" officeooo:paragraph-rsid="260061e3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376c64b1" officeooo:paragraph-rsid="260b7726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376c64b1" officeooo:paragraph-rsid="260f2214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376c64b1" officeooo:paragraph-rsid="26144373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376c64b1" officeooo:paragraph-rsid="26161259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376c64b1" officeooo:paragraph-rsid="2617e43e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376c64b1" officeooo:paragraph-rsid="261a31ef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0b02dd6e" officeooo:paragraph-rsid="260a33d2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4ffe503" officeooo:paragraph-rsid="26186d55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4ffe503" officeooo:paragraph-rsid="261a8046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4ffe503" officeooo:paragraph-rsid="261c25c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4ffe503" officeooo:paragraph-rsid="261c98be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4ffe503" officeooo:paragraph-rsid="261eb165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4ffe503" officeooo:paragraph-rsid="261eb535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4ffe503" officeooo:paragraph-rsid="261ec7c7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4ffe503" officeooo:paragraph-rsid="2620a3c1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4ffe503" officeooo:paragraph-rsid="26219abd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4ffe503" officeooo:paragraph-rsid="26225113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4ffe503" officeooo:paragraph-rsid="262447d4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4ffe503" officeooo:paragraph-rsid="262a0234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4ffe503" officeooo:paragraph-rsid="262bc5e0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4ffe503" officeooo:paragraph-rsid="262d6d3f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4ffe503" officeooo:paragraph-rsid="262f274d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376c64b1" officeooo:paragraph-rsid="2602476b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376c64b1" officeooo:paragraph-rsid="26024c9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376c64b1" officeooo:paragraph-rsid="26044578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376c64b1" officeooo:paragraph-rsid="2605f678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376c64b1" officeooo:paragraph-rsid="26046949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376c64b1" officeooo:paragraph-rsid="260a33d2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376c64b1" officeooo:paragraph-rsid="260b7726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376c64b1" officeooo:paragraph-rsid="2610e071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376c64b1" officeooo:paragraph-rsid="26144373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376c64b1" officeooo:paragraph-rsid="2614c1cf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376c64b1" officeooo:paragraph-rsid="26161259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fo:font-weight="bold" officeooo:rsid="376c64b1" officeooo:paragraph-rsid="2617e43e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fo:font-weight="bold" officeooo:rsid="376c64b1" officeooo:paragraph-rsid="26186d55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fo:font-weight="bold" officeooo:rsid="0b02dd6e" officeooo:paragraph-rsid="260a33d2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07b51e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617e4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6219abd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2507b51e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2507b51e" officeooo:paragraph-rsid="251ac967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25dda1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25dc6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25de12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25e019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25e4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25e4f0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25e51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5e4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5e2c8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6006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6024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5ff2b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6044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25ff2b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6044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260469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60061e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2602476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0183a6" officeooo:paragraph-rsid="25fe9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50183a6" officeooo:paragraph-rsid="25ff2b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26006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ea4911e" officeooo:paragraph-rsid="2635891a" style:font-name-asian="Liberation Serif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fo:font-weight="bold" officeooo:rsid="2ea4911e" officeooo:paragraph-rsid="26399f62" style:font-name-asian="Liberation Serif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fo:font-weight="bold" officeooo:rsid="2ea4911e" officeooo:paragraph-rsid="263bc56e" style:font-name-asian="Liberation Serif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fo:font-weight="bold" officeooo:rsid="2ea4911e" officeooo:paragraph-rsid="2642c3db" style:font-name-asian="Liberation Serif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fo:font-weight="bold" officeooo:rsid="2ea4911e" officeooo:paragraph-rsid="2646100a" style:font-name-asian="Liberation Serif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fo:font-weight="bold" officeooo:rsid="2ea4911e" officeooo:paragraph-rsid="2647a4c4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officeooo:rsid="0a99dd5d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252e3a9d" style:font-name-asian="標楷體1"/>
    </style:style>
    <style:style style:name="T6" style:family="text">
      <style:text-properties style:font-name="標楷體1" officeooo:rsid="2550e6fd" style:font-name-asian="標楷體1"/>
    </style:style>
    <style:style style:name="T7" style:family="text">
      <style:text-properties style:font-name="標楷體1" officeooo:rsid="25c5c35a" style:font-name-asian="標楷體1"/>
    </style:style>
    <style:style style:name="T8" style:family="text">
      <style:text-properties style:font-name="標楷體1" officeooo:rsid="4f8a569a" style:font-name-asian="標楷體1"/>
    </style:style>
    <style:style style:name="T9" style:family="text">
      <style:text-properties style:font-name="標楷體1" officeooo:rsid="25faf86d" style:font-name-asian="標楷體1"/>
    </style:style>
    <style:style style:name="T10" style:family="text">
      <style:text-properties style:font-name="標楷體1" officeooo:rsid="25881cfd"/>
    </style:style>
    <style:style style:name="T11" style:family="text">
      <style:text-properties style:font-name="標楷體1" officeooo:rsid="25d44bfa"/>
    </style:style>
    <style:style style:name="T12" style:family="text">
      <style:text-properties style:font-name="標楷體1" officeooo:rsid="4f8a569a"/>
    </style:style>
    <style:style style:name="T13" style:family="text">
      <style:text-properties style:font-name="標楷體1" officeooo:rsid="4f88da63"/>
    </style:style>
    <style:style style:name="T14" style:family="text">
      <style:text-properties style:font-name="標楷體1" officeooo:rsid="4f88da63" style:font-name-asian="Liberation Serif1" style:font-name-complex="Liberation Serif1"/>
    </style:style>
    <style:style style:name="T15" style:family="text">
      <style:text-properties style:font-name="標楷體1" officeooo:rsid="24743952"/>
    </style:style>
    <style:style style:name="T16" style:family="text">
      <style:text-properties style:font-name="標楷體1" officeooo:rsid="3edbe9c7"/>
    </style:style>
    <style:style style:name="T17" style:family="text">
      <style:text-properties style:font-name="標楷體1" officeooo:rsid="28417361"/>
    </style:style>
    <style:style style:name="T18" style:family="text">
      <style:text-properties style:font-name="標楷體1" officeooo:rsid="3ee20375"/>
    </style:style>
    <style:style style:name="T19" style:family="text">
      <style:text-properties style:font-name="標楷體1" style:text-underline-style="none" officeooo:rsid="2f9be6fe" style:font-name-asian="標楷體1" style:font-name-complex="標楷體"/>
    </style:style>
    <style:style style:name="T20" style:family="text">
      <style:text-properties style:font-name="標楷體1" style:text-underline-style="none" officeooo:rsid="0a629a09" style:font-name-asian="標楷體1"/>
    </style:style>
    <style:style style:name="T21" style:family="text">
      <style:text-properties style:font-name="標楷體1" style:text-underline-style="none" officeooo:rsid="0b86c44e" style:font-name-asian="標楷體1"/>
    </style:style>
    <style:style style:name="T22" style:family="text">
      <style:text-properties style:font-name="標楷體1" style:text-underline-style="none" officeooo:rsid="17cec4ca" style:font-name-asian="標楷體1"/>
    </style:style>
    <style:style style:name="T23" style:family="text">
      <style:text-properties style:font-name="標楷體1" style:text-underline-style="none" officeooo:rsid="0a7edee9" style:font-name-asian="標楷體1"/>
    </style:style>
    <style:style style:name="T24" style:family="text">
      <style:text-properties style:font-name="標楷體1" style:text-underline-style="none" officeooo:rsid="2f44881c"/>
    </style:style>
    <style:style style:name="T25" style:family="text">
      <style:text-properties style:font-name="標楷體1" style:text-underline-style="none" officeooo:rsid="376c64b1"/>
    </style:style>
    <style:style style:name="T26" style:family="text">
      <style:text-properties style:font-name="標楷體1" style:text-underline-style="none" officeooo:rsid="262a0234"/>
    </style:style>
    <style:style style:name="T27" style:family="text">
      <style:text-properties style:font-name="標楷體1" officeooo:rsid="0d9ff017"/>
    </style:style>
    <style:style style:name="T28" style:family="text">
      <style:text-properties style:font-name="標楷體1" officeooo:rsid="376c64b1"/>
    </style:style>
    <style:style style:name="T29" style:family="text">
      <style:text-properties style:font-name="標楷體1" officeooo:rsid="261c25cd"/>
    </style:style>
    <style:style style:name="T30" style:family="text">
      <style:text-properties style:font-name="標楷體1" officeooo:rsid="0a7edee9"/>
    </style:style>
    <style:style style:name="T31" style:family="text">
      <style:text-properties style:font-name="標楷體1" officeooo:rsid="0a6d63ec"/>
    </style:style>
    <style:style style:name="T32" style:family="text">
      <style:text-properties style:font-name="標楷體1" officeooo:rsid="1aebb218"/>
    </style:style>
    <style:style style:name="T33" style:family="text">
      <style:text-properties style:font-name="標楷體1" officeooo:rsid="199c47cc"/>
    </style:style>
    <style:style style:name="T34" style:family="text">
      <style:text-properties style:font-name="標楷體1" officeooo:rsid="1999267d"/>
    </style:style>
    <style:style style:name="T35" style:family="text">
      <style:text-properties style:font-name="標楷體1" officeooo:rsid="25faf86d"/>
    </style:style>
    <style:style style:name="T36" style:family="text">
      <style:text-properties style:font-name="標楷體1" officeooo:rsid="26492067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1d765d1e"/>
    </style:style>
    <style:style style:name="T40" style:family="text">
      <style:text-properties style:text-underline-style="none" officeooo:rsid="17cb7444" style:font-name-asian="標楷體1"/>
    </style:style>
    <style:style style:name="T41" style:family="text">
      <style:text-properties style:text-underline-style="none" officeooo:rsid="2f9be6fe" style:font-name-asian="標楷體1" style:font-name-complex="標楷體"/>
    </style:style>
    <style:style style:name="T42" style:family="text">
      <style:text-properties style:text-underline-style="none" officeooo:rsid="24ffe503" style:font-name-asian="標楷體1" style:font-name-complex="標楷體"/>
    </style:style>
    <style:style style:name="T43" style:family="text">
      <style:text-properties style:text-underline-style="none" officeooo:rsid="2fa2d5a6" style:font-name-asian="標楷體1" style:font-name-complex="標楷體"/>
    </style:style>
    <style:style style:name="T44" style:family="text">
      <style:text-properties style:text-underline-style="none" officeooo:rsid="2e2d83da"/>
    </style:style>
    <style:style style:name="T45" style:family="text">
      <style:text-properties style:text-underline-style="none" officeooo:rsid="2f7a955a"/>
    </style:style>
    <style:style style:name="T46" style:family="text">
      <style:text-properties style:text-underline-style="none" officeooo:rsid="33a80654"/>
    </style:style>
    <style:style style:name="T47" style:family="text">
      <style:text-properties style:text-underline-style="none" officeooo:rsid="376c64b1"/>
    </style:style>
    <style:style style:name="T48" style:family="text">
      <style:text-properties style:text-underline-style="none" style:font-name-asian="標楷體1"/>
    </style:style>
    <style:style style:name="T49" style:family="text">
      <style:text-properties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style:text-position="sub 58%" style:font-name="標楷體1"/>
    </style:style>
    <style:style style:name="T51" style:family="text">
      <style:text-properties style:text-position="sub 58%" style:font-name="標楷體1" style:font-name-asian="標楷體1"/>
    </style:style>
    <style:style style:name="T52" style:family="text">
      <style:text-properties style:text-position="0% 100%" style:font-name="標楷體1"/>
    </style:style>
    <style:style style:name="T53" style:family="text">
      <style:text-properties officeooo:rsid="252e3a9d"/>
    </style:style>
    <style:style style:name="T54" style:family="text">
      <style:text-properties officeooo:rsid="253b614d"/>
    </style:style>
    <style:style style:name="T55" style:family="text">
      <style:text-properties officeooo:rsid="25bccbad"/>
    </style:style>
    <style:style style:name="T56" style:family="text">
      <style:text-properties style:text-position="super 58%" style:font-name="標楷體1"/>
    </style:style>
    <style:style style:name="T57" style:family="text">
      <style:text-properties style:text-position="super 58%" style:font-name="標楷體1" style:font-name-asian="標楷體1"/>
    </style:style>
    <style:style style:name="T58" style:family="text">
      <style:text-properties officeooo:rsid="25d86c80"/>
    </style:style>
    <style:style style:name="T59" style:family="text">
      <style:text-properties officeooo:rsid="42b62e9a"/>
    </style:style>
    <style:style style:name="T60" style:family="text">
      <style:text-properties style:font-name="Arial" officeooo:rsid="4372f851" style:font-name-asian="Arial"/>
    </style:style>
    <style:style style:name="T61" style:family="text">
      <style:text-properties style:font-name="Arial" officeooo:rsid="2d3dc4c9" style:font-name-asian="Arial"/>
    </style:style>
    <style:style style:name="T62" style:family="text">
      <style:text-properties officeooo:rsid="4f87ded5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officeooo:rsid="48782837" style:font-style-asian="normal" style:font-name-complex="標楷體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4b0606a0" style:font-style-asian="normal" style:font-name-complex="標楷體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25d92fa3" style:font-style-asian="normal" style:font-name-complex="標楷體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2f7f" style:font-style-asian="normal" style:font-name-complex="標楷體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350183a6" style:font-style-asian="normal" style:font-name-complex="標楷體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25194d29" style:font-style-asian="normal" style:font-name-complex="標楷體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262fb6f6" style:font-style-asian="normal" style:font-name-complex="標楷體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24743952" style:font-style-asian="normal" style:font-name-complex="標楷體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2507b51e" style:font-style-asian="normal" style:font-name-complex="標楷體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25faf86d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17cb7444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none" officeooo:rsid="3bf96777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font-name-complex="標楷體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style-asian="normal" style:font-name-complex="標楷體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text-underline-style="none" officeooo:rsid="126cb6c5" style:font-style-asian="normal" style:font-name-complex="標楷體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font-name-complex="標楷體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name-complex="標楷體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font-name-complex="標楷體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style:text-underline-style="none" officeooo:rsid="225cb814" style:font-name-asian="標楷體1" style:font-style-asian="normal" style:font-name-complex="標楷體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none" officeooo:rsid="350183a6" style:font-name-asian="標楷體1" style:font-style-asian="normal" style:font-name-complex="標楷體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b62e9a" style:font-name-asian="標楷體1" style:font-style-asian="normal" style:font-name-complex="標楷體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none" officeooo:rsid="4372f851" style:font-name-asian="標楷體1" style:font-style-asian="normal" style:font-name-complex="標楷體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none" officeooo:rsid="3e925e6d" style:font-name-asian="標楷體1" style:font-style-asian="normal" style:font-name-complex="標楷體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name-asian="標楷體1" style:font-style-asian="normal" style:font-name-complex="標楷體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none" officeooo:rsid="3bf96777" style:font-name-asian="標楷體1" style:font-style-asian="normal" style:font-name-complex="標楷體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b0606a0" style:font-style-asian="normal" style:font-name-complex="標楷體" style:text-emphasize="none"/>
    </style:style>
    <style:style style:name="T9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d92fa3" style:font-style-asian="normal" style:font-name-complex="標楷體" style:text-emphasize="none"/>
    </style:style>
    <style:style style:name="T9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8782837" style:font-style-asian="normal" style:font-name-complex="標楷體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d527b91" style:font-style-asian="normal" style:font-name-complex="標楷體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d6106c1" style:font-style-asian="normal" style:font-name-complex="標楷體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c432f7f" style:font-style-asian="normal" style:font-name-complex="標楷體" style:text-emphasize="none"/>
    </style:style>
    <style:style style:name="T9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style-asian="normal" style:font-name-complex="標楷體" style:text-emphasize="none"/>
    </style:style>
    <style:style style:name="T9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b287f90" style:font-style-asian="normal" style:font-name-complex="標楷體" style:text-emphasize="none"/>
    </style:style>
    <style:style style:name="T9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fdddefb" style:font-style-asian="normal" style:font-name-complex="標楷體" style:text-emphasize="none"/>
    </style:style>
    <style:style style:name="T9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2929d2" style:font-style-asian="normal" style:font-name-complex="標楷體" style:text-emphasize="none"/>
    </style:style>
    <style:style style:name="T9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2b6c39" style:font-style-asian="normal" style:font-name-complex="標楷體" style:text-emphasize="none"/>
    </style:style>
    <style:style style:name="T10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2d5af6" style:font-style-asian="normal" style:font-name-complex="標楷體" style:text-emphasize="none"/>
    </style:style>
    <style:style style:name="T10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5718ff" style:font-style-asian="normal" style:font-name-complex="標楷體" style:text-emphasize="none"/>
    </style:style>
    <style:style style:name="T10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faf86d" style:font-style-asian="normal" style:font-name-complex="標楷體" style:text-emphasize="none"/>
    </style:style>
    <style:style style:name="T10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07b51e" style:font-style-asian="normal" style:font-name-complex="標楷體" style:text-emphasize="none"/>
    </style:style>
    <style:style style:name="T10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743952" style:font-style-asian="normal" style:font-name-complex="標楷體" style:text-emphasize="none"/>
    </style:style>
    <style:style style:name="T10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9490711" style:font-style-asian="normal" style:font-name-complex="標楷體" style:text-emphasize="none"/>
    </style:style>
    <style:style style:name="T10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9e28d28" style:font-style-asian="normal" style:font-name-complex="標楷體" style:text-emphasize="none"/>
    </style:style>
    <style:style style:name="T10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e0a0b57" style:font-style-asian="normal" style:font-name-complex="標楷體" style:text-emphasize="none"/>
    </style:style>
    <style:style style:name="T10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e0eb8dd" style:font-style-asian="normal" style:font-name-complex="標楷體" style:text-emphasize="none"/>
    </style:style>
    <style:style style:name="T10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style-asian="normal" style:font-name-complex="標楷體" style:text-emphasize="none"/>
    </style:style>
    <style:style style:name="T1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style-asian="normal" style:font-name-complex="標楷體" style:text-emphasize="none"/>
    </style:style>
    <style:style style:name="T1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6cb6c5" style:font-style-asian="normal" style:font-name-complex="標楷體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880e60f" style:font-style-asian="normal" style:font-name-complex="標楷體" style:text-emphasize="none"/>
    </style:style>
    <style:style style:name="T1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50183a6" style:font-style-asian="normal" style:font-name-complex="標楷體" style:text-emphasize="none"/>
    </style:style>
    <style:style style:name="T11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e1a5716" style:font-style-asian="normal" style:font-name-complex="Mangal" style:text-emphasize="none"/>
    </style:style>
    <style:style style:name="T11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5718ff" style:font-style-asian="normal" style:font-name-complex="Mang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font-name-complex="標楷體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e20375" style:font-name-asian="標楷體1" style:font-style-asian="normal" style:font-name-complex="標楷體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font-name-complex="標楷體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faf86d" style:font-name-asian="標楷體1" style:font-style-asian="normal" style:font-name-complex="標楷體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07b51e" style:font-name-asian="標楷體1" style:font-style-asian="normal" style:font-name-complex="標楷體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50183a6" style:font-name-asian="標楷體1" style:font-style-asian="normal" style:font-name-complex="標楷體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fb1522" style:font-name-asian="標楷體1" style:font-style-asian="normal" style:font-name-complex="標楷體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743952" style:font-name-asian="標楷體1" style:font-style-asian="normal" style:font-name-complex="標楷體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細明體" fo:font-style="normal" fo:text-shadow="none" style:text-underline-style="none" officeooo:rsid="25194d29" style:font-style-asian="normal" style:font-name-complex="標楷體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細明體" fo:font-style="normal" fo:text-shadow="none" style:text-underline-style="none" officeooo:rsid="25eaf598" style:font-style-asian="normal" style:font-name-complex="標楷體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officeooo:rsid="0a5718ff" style:font-name-asian="Arial" style:font-style-asian="normal" style:font-name-complex="Mang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" fo:font-style="normal" fo:text-shadow="none" style:text-underline-style="none" officeooo:rsid="38e8df56" style:font-name-asian="標楷體" style:font-style-asian="normal" style:font-name-complex="標楷體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faf86d" style:font-style-asian="normal" style:font-name-complex="標楷體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07b51e" style:font-name-asian="標楷體1" style:font-style-asian="normal" style:font-name-complex="標楷體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5faf86d" style:font-name-asian="標楷體1" style:font-style-asian="normal" style:font-name-complex="標楷體" style:text-emphasize="none"/>
    </style:style>
    <style:style style:name="T131" style:family="text">
      <style:text-properties style:font-name="細明體"/>
    </style:style>
    <style:style style:name="T132" style:family="text">
      <style:text-properties style:font-name="細明體" officeooo:rsid="25d55c7d"/>
    </style:style>
    <style:style style:name="T133" style:family="text">
      <style:text-properties style:font-name="細明體" officeooo:rsid="25d86c80"/>
    </style:style>
    <style:style style:name="T134" style:family="text">
      <style:text-properties officeooo:rsid="28417361"/>
    </style:style>
    <style:style style:name="T135" style:family="text">
      <style:text-properties style:font-name-asian="標楷體1"/>
    </style:style>
    <style:style style:name="T136" style:family="text">
      <style:text-properties officeooo:rsid="0b02dd6e" style:font-name-asian="標楷體1"/>
    </style:style>
    <style:style style:name="T137" style:family="text">
      <style:text-properties officeooo:rsid="24ffe503" style:font-name-asian="標楷體1"/>
    </style:style>
    <style:style style:name="T138" style:family="text">
      <style:text-properties officeooo:rsid="2d3dc4c9" style:font-name-asian="標楷體1"/>
    </style:style>
    <style:style style:name="T139" style:family="text">
      <style:text-properties officeooo:rsid="2d3dc4c9"/>
    </style:style>
    <style:style style:name="T140" style:family="text">
      <style:text-properties officeooo:rsid="376c64b1"/>
    </style:style>
    <style:style style:name="T141" style:family="text">
      <style:text-properties officeooo:rsid="261c98be"/>
    </style:style>
    <style:style style:name="T142" style:family="text">
      <style:text-properties officeooo:rsid="2b6f314a"/>
    </style:style>
    <style:style style:name="T143" style:family="text">
      <style:text-properties fo:color="#333333" style:font-name="Liberation Serif" fo:font-size="17pt" fo:font-weight="bold" officeooo:rsid="25194d29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fo:color="#333333" style:font-name="Liberation Serif" fo:font-size="17pt" fo:font-weight="bold" officeooo:rsid="2ea4911e" style:font-name-asian="Liberation Serif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fo:color="#1c1c1c" style:text-underline-style="none" officeooo:rsid="33a80654"/>
    </style:style>
    <style:style style:name="T146" style:family="text">
      <style:text-properties style:font-name="標楷體1" style:font-name-asian="標楷體1"/>
    </style:style>
    <style:style style:name="T147" style:family="text">
      <style:text-properties style:font-name="標楷體1" style:text-underline-style="none" style:font-name-asian="標楷體1"/>
    </style:style>
    <style:style style:name="T148" style:family="text">
      <style:text-properties officeooo:rsid="24ffe503"/>
    </style:style>
    <style:style style:name="T149" style:family="text">
      <style:text-properties officeooo:rsid="2e1b0a80"/>
    </style:style>
    <style:style style:name="T150" style:family="text">
      <style:text-properties style:font-name-asian="標楷體1"/>
    </style:style>
    <style:style style:name="T151" style:family="text">
      <style:text-properties style:font-name="Liberation Serif" style:text-underline-style="none" officeooo:rsid="0b86c44e" style:font-name-asian="標楷體1"/>
    </style:style>
    <style:style style:name="T152" style:family="text">
      <style:text-properties style:font-name="Liberation Serif" style:text-underline-style="none" officeooo:rsid="17cec4ca" style:font-name-asian="標楷體1"/>
    </style:style>
    <style:style style:name="T153" style:family="text">
      <style:text-properties style:font-name="Liberation Serif" style:text-underline-style="none" officeooo:rsid="14cb3ffd" style:font-name-asian="標楷體1"/>
    </style:style>
    <style:style style:name="T154" style:family="text">
      <style:text-properties style:font-name="Liberation Serif" style:text-underline-style="none" officeooo:rsid="14d04609" style:font-name-asian="標楷體1"/>
    </style:style>
    <style:style style:name="T155" style:family="text">
      <style:text-properties style:use-window-font-color="true" style:font-name="標楷體1" style:text-underline-style="none" officeooo:rsid="0a7edee9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71713580" text:style-name="L1">
        <text:list-item>
          <text:p text:style-name="P8"><text:span text:style-name="T49">新生之書</text:span><text:span text:style-name="T2"> (Reborn)</text:span></text:p>
          <text:list>
            <text:list-item>
              <text:p text:style-name="P9">警告、閱讀權限聲明、免責聲明</text:p>
              <text:list>
                <text:list-item>
                  <text:p text:style-name="P9">本書 純屬虛構，如有雷同，純屬巧合。</text:p>
                </text:list-item>
                <text:list-item>
                  <text:p text:style-name="P10">讀者 自己選擇 繼續 觀看、閱讀 本書，自己負責。</text:p>
                </text:list-item>
                <text:list-item>
                  <text:p text:style-name="P10">本書 完全免費、自由翻印、自由引用、嚴禁用來賺錢、嚴禁利益用途。</text:p>
                </text:list-item>
              </text:list>
            </text:list-item>
            <text:list-item>
              <text:p text:style-name="P111">&lt;?a&gt;</text:p>
              <text:list>
                <text:list-item>
                  <text:p text:style-name="P11">動能 屬於<text:span text:style-name="T4"> &lt;?1&gt;</text:span>。</text:p>
                </text:list-item>
                <text:list-item>
                  <text:p text:style-name="P10">物體 屬於<text:span text:style-name="T4"> &lt;?2&gt;</text:span>。</text:p>
                  <text:list>
                    <text:list-item>
                      <text:p text:style-name="P10">明顯例子，人<text:span text:style-name="T4">類 屬於 &lt;?</text:span><text:span text:style-name="T6">2&gt;</text:span>。</text:p>
                    </text:list-item>
                  </text:list>
                </text:list-item>
              </text:list>
            </text:list-item>
            <text:list-item>
              <text:p text:style-name="P12"><text:span text:style-name="T4">&lt;?2&gt;</text:span>的 生命意義</text:p>
              <text:list>
                <text:list-item>
                  <text:p text:style-name="P13">為了 <text:span text:style-name="T4">&lt;_?3_&gt;</text:span> 而 生。</text:p>
                </text:list-item>
              </text:list>
            </text:list-item>
            <text:list-item>
              <text:p text:style-name="P10">哲學三大問題</text:p>
              <text:list>
                <text:list-item>
                  <text:p text:style-name="P14">是誰：<text:span text:style-name="T4">&lt;?2&gt;</text:span> 是<text:span text:style-name="T4"> &lt;_?3_&gt;</text:span> 的 內在物質。</text:p>
                </text:list-item>
                <text:list-item>
                  <text:p text:style-name="P14">從哪裡來：<text:span text:style-name="T4">&lt;?2&gt;</text:span> 從<text:span text:style-name="T4"> &lt;_?3_&gt;</text:span> 孕育 而來。</text:p>
                </text:list-item>
                <text:list-item>
                  <text:p text:style-name="P14">到哪裡去：<text:span text:style-name="T4">&lt;?2&gt;</text:span> 反孕育 到 <text:span text:style-name="T1">&lt;_?3_&gt;</text:span> 而去。</text:p>
                </text:list-item>
              </text:list>
            </text:list-item>
            <text:list-item>
              <text:p text:style-name="P10">道</text:p>
              <text:list>
                <text:list-item>
                  <text:p text:style-name="P10">明顯例子，太陽東昇西降、月亮圓缺變化、蘋果會往下掉。</text:p>
                  <text:list>
                    <text:list-item>
                      <text:p text:style-name="P15">明顯例子，物理定律、燃點。</text:p>
                    </text:list-item>
                  </text:list>
                </text:list-item>
                <text:list-item>
                  <text:p text:style-name="P10">道 不是 剛體。</text:p>
                  <text:list>
                    <text:list-item>
                      <text:p text:style-name="P16">明顯例子，物理定律、燃點 不是 剛體。</text:p>
                    </text:list-item>
                    <text:list-item>
                      <text:p text:style-name="P10">道 每一瞬間 都在 改變。</text:p>
                      <text:list>
                        <text:list-item>
                          <text:p text:style-name="P10"><text:span text:style-name="T4">&lt;?3&gt; 和 &lt;?2&gt; 的 </text:span>尺度 相差 太大<text:span text:style-name="T4">，&lt;?2&gt;</text:span> 難以察覺<text:span text:style-name="T4"> &lt;?</text:span><text:span text:style-name="T5">3&gt;、道 </text:span><text:span text:style-name="T53">的 </text:span>改變。</text:p>
                        </text:list-item>
                      </text:list>
                    </text:list-item>
                  </text:list>
                </text:list-item>
                <text:list-item>
                  <text:p text:style-name="P17">道生一，一生二，二生三，三生萬物。</text:p>
                  <text:list>
                    <text:list-item>
                      <text:p text:style-name="P17">道 <text:span text:style-name="T4">生 &lt;?1&gt;，&lt;?1&gt; 生 &lt;?2&gt;，&lt;?2&gt; 生 &lt;?3&gt;，&lt;?3&gt;</text:span> 生 <text:span text:style-name="T4">&lt;?2&gt;、&lt;?1&gt;、…</text:span>。</text:p>
                    </text:list-item>
                    <text:list-item>
                      <text:p text:style-name="P18">道 <text:span text:style-name="T4">生 &lt;?1&gt;，&lt;?1&gt; 生 &lt;?2&gt;，&lt;?2&gt; 生 &lt;?3&gt;，&lt;?3&gt;</text:span> 生 萬物。</text:p>
                    </text:list-item>
                    <text:list-item>
                      <text:p text:style-name="P10">道 <text:span text:style-name="T4">生 &lt;?1&gt;，&lt;?1&gt; 生 &lt;?2&gt;，&lt;?2&gt; 生 &lt;?3&gt;，</text:span>造物主 生 萬物。</text:p>
                    </text:list-item>
                  </text:list>
                </text:list-item>
              </text:list>
            </text:list-item>
            <text:list-item>
              <text:p text:style-name="P10">文明層級</text:p>
              <text:list>
                <text:list-item>
                  <text:p text:style-name="P10">第零層級文明：本能。</text:p>
                </text:list-item>
                <text:list-item>
                  <text:p text:style-name="P19">第一層級文明：傳承。</text:p>
                </text:list-item>
                <text:list-item>
                  <text:p text:style-name="P19">第二層級文明：新生。</text:p>
                </text:list-item>
              </text:list>
            </text:list-item>
            <text:list-item>
              <text:p text:style-name="P10">本能、傳承、新生</text:p>
              <text:list>
                <text:list-item>
                  <text:p text:style-name="P10">本能：五感、四肢、大腦、空氣、陽光。</text:p>
                </text:list-item>
                <text:list-item>
                  <text:p text:style-name="P10">傳承：文化、習俗、宗教、血脈、國家。</text:p>
                </text:list-item>
                <text:list-item>
                  <text:p text:style-name="P20">新生：完全自由狀態<text:span text:style-name="T4">、&lt;_?3_&gt;、</text:span><text:span text:style-name="T3">反軍事</text:span>。</text:p>
                </text:list-item>
              </text:list>
            </text:list-item>
            <text:list-item>
              <text:p text:style-name="P10">軍事 與 反軍事</text:p>
              <text:list>
                <text:list-item>
                  <text:p text:style-name="P10">透過 反軍事 達到 軍事 目的。</text:p>
                </text:list-item>
                <text:list-item>
                  <text:p text:style-name="P10">信念戰爭 是<text:span text:style-name="T4"> 期望值 -∞ </text:span>的 決策。</text:p>
                </text:list-item>
              </text:list>
            </text:list-item>
            <text:list-item>
              <text:p text:style-name="P10">世界觀</text:p>
              <text:list>
                <text:list-item>
                  <text:p text:style-name="P21">傳承。</text:p>
                  <text:list>
                    <text:list-item>
                      <text:p text:style-name="P21">橫向傳承 是 傳承 給 同一時代（當代）。</text:p>
                    </text:list-item>
                    <text:list-item>
                      <text:p text:style-name="P10">縱向傳承 是 傳承 給 下一時代（子代）。</text:p>
                    </text:list-item>
                  </text:list>
                </text:list-item>
                <text:list-item>
                  <text:p text:style-name="P108"><text:span text:style-name="T38"><text:s text:c="3"/></text:span>共鳴 <text:s/>：產生 共鳴 的 方法 ；群體 觀感<text:tab/> ；群體 認為 該個體</text:p>
                  <text:list>
                    <text:list-item>
                      <text:p text:style-name="P10">單一 <text:s/>：本能 <text:s text:c="13"/>；中二病<text:tab/><text:tab/> ；中二病患者</text:p>
                    </text:list-item>
                    <text:list-item>
                      <text:p text:style-name="P10">一小群：橫向傳承 <text:s text:c="9"/>；次文化<text:tab/><text:tab/> ；御宅族</text:p>
                    </text:list-item>
                    <text:list-item>
                      <text:p text:style-name="P10">一大群：橫向傳承、縱向傳承；宗教、文化<text:tab/> ；正常個體</text:p>
                    </text:list-item>
                  </text:list>
                </text:list-item>
              </text:list>
            </text:list-item>
            <text:list-item>
              <text:p text:style-name="P10">文明三要素</text:p>
              <text:list>
                <text:list-item>
                  <text:p text:style-name="P10">文明三要素 是 道、德、個體。</text:p>
                  <text:list>
                    <text:list-item>
                      <text:p text:style-name="P10">道 是 神學、哲學、數學、物理學、化學。</text:p>
                    </text:list-item>
                    <text:list-item>
                      <text:p text:style-name="P10">德 是 親情、友情、愛情、無私、無我、愛。</text:p>
                    </text:list-item>
                    <text:list-item>
                      <text:p text:style-name="P10">個體 是<text:span text:style-name="T4"> &lt;_?3_&gt;</text:span>、人類、地球、空間、力。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95002815905409" text:continue-numbering="true" text:style-name="L1">
        <text:list-item>
          <text:p text:style-name="P10">第<text:span text:style-name="T1">1</text:span>本</text:p>
          <text:list>
            <text:list-item>
              <text:p text:style-name="P112">為了 讓 讀者 輕鬆 閱讀</text:p>
              <text:list>
                <text:list-item>
                  <text:p text:style-name="P112">&lt;?a&gt;。</text:p>
                  <text:list>
                    <text:list-item>
                      <text:p text:style-name="P10"><text:span text:style-name="T1">&lt;?1&gt;：</text:span>明顯例子，力、光。</text:p>
                    </text:list-item>
                    <text:list-item>
                      <text:p text:style-name="P22"><text:span text:style-name="T1">&lt;?2&gt;：</text:span>明顯例子，人類。</text:p>
                    </text:list-item>
                    <text:list-item>
                      <text:p text:style-name="P23"><text:span text:style-name="T1">&lt;?3&gt;</text:span>：明顯例子，空間。</text:p>
                    </text:list-item>
                  </text:list>
                </text:list-item>
                <text:list-item>
                  <text:p text:style-name="P23"><text:span text:style-name="T4">&lt;?a&gt; 蘊含 &lt;?a-1&gt;</text:span>。</text:p>
                  <text:list>
                    <text:list-item>
                      <text:p text:style-name="P54"><text:span text:style-name="T4">a 是</text:span> 整數。</text:p>
                    </text:list-item>
                  </text:list>
                </text:list-item>
              </text:list>
            </text:list-item>
            <text:list-item>
              <text:p text:style-name="P23">數學</text:p>
              <text:list>
                <text:list-item>
                  <text:p text:style-name="P23">數學 相依<text:span text:style-name="T4">於 &lt;_?3_&gt;</text:span>。</text:p>
                  <text:list>
                    <text:list-item>
                      <text:p text:style-name="P23">數學公理 相依<text:span text:style-name="T4">於 &lt;_?3_&gt;</text:span>。</text:p>
                    </text:list-item>
                  </text:list>
                </text:list-item>
                <text:list-item>
                  <text:p text:style-name="P23">發現、創造、設計 數學工具。</text:p>
                  <text:list>
                    <text:list-item>
                      <text:p text:style-name="P24">明顯例子，數學 <text:span text:style-name="T54">↔ </text:span>程式語言。</text:p>
                      <text:list>
                        <text:list-item>
                          <text:p text:style-name="P23">發現 數學工具 ↔ 執行 函數。</text:p>
                        </text:list-item>
                        <text:list-item>
                          <text:p text:style-name="P23">創造 數學工具 ↔ 創造 函數。</text:p>
                        </text:list-item>
                        <text:list-item>
                          <text:p text:style-name="P23">設計 數學工具 ↔ 設<text:span text:style-name="T4">計 C語言、C++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">宇宙 的 起源</text:p>
              <text:list>
                <text:list-item>
                  <text:p text:style-name="P23">宇宙 的 起源 不是 大爆炸。</text:p>
                </text:list-item>
                <text:list-item>
                  <text:p text:style-name="P23">宇宙 的 起源 是<text:span text:style-name="T4"> &lt;_?3_&gt;</text:span> 的 誕生。</text:p>
                  <text:list>
                    <text:list-item>
                      <text:p text:style-name="P23"><text:span text:style-name="T4">&lt;?2&gt; 是 &lt;_?3_&gt;</text:span> 的 內部機制、交互作用 所 形成。</text:p>
                    </text:list-item>
                  </text:list>
                </text:list-item>
                <text:list-item>
                  <text:p text:style-name="P23">宇宙 有 邊界。</text:p>
                  <text:list>
                    <text:list-item>
                      <text:p text:style-name="P23">宇宙胞 有 邊界。</text:p>
                      <text:list>
                        <text:list-item>
                          <text:p text:style-name="P23">（宇宙胞 的 描述在 <text:span text:style-name="T37">宇宙胞</text:span> 文件群的 <text:span text:style-name="T37">宇宙胞</text:span>）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95001976380226" text:continue-numbering="true" text:style-name="L1">
        <text:list-item>
          <text:p text:style-name="P23">第<text:span text:style-name="T1">2</text:span>本</text:p>
          <text:list>
            <text:list-item>
              <text:p text:style-name="P23">太空船</text:p>
              <text:list>
                <text:list-item>
                  <text:p text:style-name="P23">行星型太空船。</text:p>
                  <text:list>
                    <text:list-item>
                      <text:p text:style-name="P23">原因很明顯，藏木於樹林當中。</text:p>
                    </text:list-item>
                  </text:list>
                </text:list-item>
                <text:list-item>
                  <text:p text:style-name="P23">船內文明 是 船外文明 的 守護神。</text:p>
                </text:list-item>
                <text:list-item>
                  <text:p text:style-name="P23">太空船 理想程度 排序 是 行星 &gt; 衛星 &gt; 彗星 &gt; 恆星 &gt; 黑洞 &gt;&gt;&gt;&gt;&gt;&gt;&gt;&gt;&gt;&gt; 人類的太空船。</text:p>
                </text:list-item>
              </text:list>
            </text:list-item>
            <text:list-item>
              <text:p text:style-name="P23">定命、命運</text:p>
              <text:list>
                <text:list-item>
                  <text:p text:style-name="P23">命 = 定命 + 命運。</text:p>
                  <text:list>
                    <text:list-item>
                      <text:p text:style-name="P23">明顯例子，定命 是 樹木 縱向生長。</text:p>
                    </text:list-item>
                    <text:list-item>
                      <text:p text:style-name="P25">明顯例子，命運 是 樹木 橫向生長。</text:p>
                    </text:list-item>
                  </text:list>
                </text:list-item>
                <text:list-item>
                  <text:p text:style-name="P25">順命 是 樹木 往上縱向生長。</text:p>
                </text:list-item>
                <text:list-item>
                  <text:p text:style-name="P25">順命 不一定 知命。</text:p>
                </text:list-item>
                <text:list-item>
                  <text:p text:style-name="P25">逆命 是 樹木 往下縱向生長。</text:p>
                </text:list-item>
                <text:list-item>
                  <text:p text:style-name="P25">對於 全知全能的個體 來說，定命、命運 都是 可擾動、可觀測、可預測。</text:p>
                </text:list-item>
              </text:list>
            </text:list-item>
            <text:list-item>
              <text:p text:style-name="P25">語言</text:p>
              <text:list>
                <text:list-item>
                  <text:p text:style-name="P25">語言 只是 工具。</text:p>
                </text:list-item>
                <text:list-item>
                  <text:p text:style-name="P26"><text:span text:style-name="T39">通用型</text:span>終極工具 相依於 本能、傳承。</text:p>
                </text:list-item>
                <text:list-item>
                  <text:p text:style-name="P26">通用型終極工具 能夠特化成 特化型終極工具。</text:p>
                </text:list-item>
                <text:list-item>
                  <text:p text:style-name="P26">逐漸發展出 終極工具。</text:p>
                </text:list-item>
                <text:list-item>
                  <text:p text:style-name="P26">通用型終極工具 也有 半衰期。</text:p>
                </text:list-item>
                <text:list-item>
                  <text:p text:style-name="P26">工具 是為了 個體 存在。</text:p>
                </text:list-item>
              </text:list>
            </text:list-item>
          </text:list>
        </text:list-item>
      </text:list>
      <text:p text:style-name="P3"/>
      <text:list xml:id="list95003102115017" text:continue-numbering="true" text:style-name="L1">
        <text:list-item>
          <text:p text:style-name="P26">第<text:span text:style-name="T1">3</text:span>本</text:p>
          <text:list>
            <text:list-item>
              <text:p text:style-name="P26">振動 與 覺醒</text:p>
              <text:list>
                <text:list-item>
                  <text:p text:style-name="P26">內戰 浪費 資源。</text:p>
                </text:list-item>
              </text:list>
            </text:list-item>
            <text:list-item>
              <text:p text:style-name="P26">變換式</text:p>
              <text:list>
                <text:list-item>
                  <text:p text:style-name="P26">一維變換式 是 伽利略變換式。</text:p>
                  <text:list>
                    <text:list-item>
                      <text:p text:style-name="P26">兩點一線、線性公式。</text:p>
                    </text:list-item>
                    <text:list-item>
                      <text:p text:style-name="P26">明顯例子，彈簧（虎克定律）。</text:p>
                    </text:list-item>
                  </text:list>
                </text:list-item>
                <text:list-item>
                  <text:p text:style-name="P26">二維變換式 是 羅倫茲變換式。</text:p>
                  <text:list>
                    <text:list-item>
                      <text:p text:style-name="P26">平面三角形、畢氏定理。</text:p>
                    </text:list-item>
                    <text:list-item>
                      <text:p text:style-name="P26">明顯例子，電磁波（麥斯威爾方程組）。</text:p>
                    </text:list-item>
                  </text:list>
                </text:list-item>
                <text:list-item>
                  <text:p text:style-name="P26">三維變換式 是（人類還沒有認知到該存在的）變換式。</text:p>
                </text:list-item>
              </text:list>
            </text:list-item>
            <text:list-item>
              <text:p text:style-name="P26">循環歷</text:p>
              <text:list>
                <text:list-item>
                  <text:p text:style-name="P26">明顯例子，瑪雅歷、天干地支、元會運世。</text:p>
                </text:list-item>
                <text:list-item>
                  <text:p text:style-name="P26">循環歷的好處 是 能夠同<text:span text:style-name="T4">步 &lt;_?3_&gt;</text:span> 的 週期性變化。</text:p>
                </text:list-item>
                <text:list-item>
                  <text:p text:style-name="P26">直接透過 循環歷 很直覺 查閱。</text:p>
                </text:list-item>
              </text:list>
            </text:list-item>
            <text:list-item>
              <text:p text:style-name="P26">迷信的 本質</text:p>
              <text:list>
                <text:list-item>
                  <text:p text:style-name="P26">明顯例子，史金納箱。</text:p>
                </text:list-item>
              </text:list>
            </text:list-item>
            <text:list-item>
              <text:p text:style-name="P26">量子電腦</text:p>
              <text:list>
                <text:list-item>
                  <text:p text:style-name="P26">明顯例子，雙狹縫實驗（本身）是 量子電腦。</text:p>
                  <text:list>
                    <text:list-item>
                      <text:p text:style-name="P26">結構 的 明顯例子，比例、距離、縫寬、間距、檔板的材料特性。</text:p>
                    </text:list-item>
                    <text:list-item>
                      <text:p text:style-name="P26">雙狹縫實驗的 檔板、狹縫 是 量子電腦的 運算子。</text:p>
                    </text:list-item>
                    <text:list-item>
                      <text:p text:style-name="P26">雙狹縫實驗的 感光片 是 量子電腦的 顯示器、實驗結果顯示器。</text:p>
                    </text:list-item>
                  </text:list>
                </text:list-item>
              </text:list>
            </text:list-item>
            <text:list-item>
              <text:p text:style-name="P26">細胞論</text:p>
              <text:list>
                <text:list-item>
                  <text:p text:style-name="P26">進化論 是 謬論。</text:p>
                </text:list-item>
                <text:list-item>
                  <text:p text:style-name="P26">物競天擇 是 謬論。</text:p>
                </text:list-item>
                <text:list-item>
                  <text:p text:style-name="P26">細胞論。</text:p>
                  <text:list>
                    <text:list-item>
                      <text:p text:style-name="P27">自然觸發：內在機制 自然而然、理所當然 激活。</text:p>
                      <text:list>
                        <text:list-item>
                          <text:p text:style-name="P27">例子，幹細胞 自然而然、理所當然 變化成 其他細胞。</text:p>
                        </text:list-item>
                        <text:list-item>
                          <text:p text:style-name="P27">例子，月經、變聲期。</text:p>
                        </text:list-item>
                      </text:list>
                    </text:list-item>
                    <text:list-item>
                      <text:p text:style-name="P28">條件觸發：外部刺激、內部刺激 激活 內在機制 觸發。</text:p>
                      <text:list>
                        <text:list-item>
                          <text:p text:style-name="P28">功能一直有 並且 等待 被激活。</text:p>
                        </text:list-item>
                        <text:list-item>
                          <text:p text:style-name="P26">例子，花粉症。</text:p>
                        </text:list-item>
                      </text:list>
                    </text:list-item>
                    <text:list-item>
                      <text:p text:style-name="P29">突變觸發：外部刺激 突變 內在機制。</text:p>
                      <text:list>
                        <text:list-item>
                          <text:p text:style-name="P29">例子，輻射 造成 突變。</text:p>
                        </text:list-item>
                        <text:list-item>
                          <text:p text:style-name="P26">例子，肝硬化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95002993938004" text:continue-numbering="true" text:style-name="L1">
        <text:list-item>
          <text:p text:style-name="P26">第<text:span text:style-name="T1">4</text:span>本</text:p>
          <text:list>
            <text:list-item>
              <text:p text:style-name="P26">愛</text:p>
              <text:list>
                <text:list-item>
                  <text:p text:style-name="P26">愛 是 第一層級法則 能量。</text:p>
                </text:list-item>
                <text:list-item>
                  <text:p text:style-name="P26">力 是 第零層級法則 能量。</text:p>
                </text:list-item>
                <text:list-item>
                  <text:p text:style-name="P26">愛 ↔ 力。</text:p>
                  <text:list>
                    <text:list-item>
                      <text:p text:style-name="P26">第一層級法則 ↔ 第零層級法則。</text:p>
                    </text:list-item>
                    <text:list-item>
                      <text:p text:style-name="P26">意識層個體 蘊含 愛 ↔ 肉質層個體 蘊含 力。</text:p>
                    </text:list-item>
                    <text:list-item>
                      <text:p text:style-name="P30">精神 ↔ 物質。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95002158647934" text:continue-numbering="true" text:style-name="L1">
        <text:list-item>
          <text:p text:style-name="P30">第<text:span text:style-name="T1">5</text:span>本</text:p>
          <text:list>
            <text:list-item>
              <text:p text:style-name="P30">太陽</text:p>
              <text:list>
                <text:list-item>
                  <text:p text:style-name="P30">對於 生活在 太陽的 個體 來說。</text:p>
                  <text:list>
                    <text:list-item>
                      <text:p text:style-name="P30">地球 ↔ 衛星、天空島。</text:p>
                    </text:list-item>
                    <text:list-item>
                      <text:p text:style-name="P30">太陽 ↔ 居住地。</text:p>
                    </text:list-item>
                    <text:list-item>
                      <text:p text:style-name="P30">太陽系的 排列、分布、狀態 ↔ 太陽 大氣、天氣、氣候 的 狀態。</text:p>
                    </text:list-item>
                  </text:list>
                </text:list-item>
              </text:list>
            </text:list-item>
            <text:list-item>
              <text:p text:style-name="P30">宇宙觀</text:p>
              <text:list>
                <text:list-item>
                  <text:p text:style-name="P30">牛頓 ↔ 被動機械宇宙觀。</text:p>
                </text:list-item>
                <text:list-item>
                  <text:p text:style-name="P30">萊布尼茲 ↔ 主動機械宇宙觀。</text:p>
                </text:list-item>
                <text:list-item>
                  <text:p text:style-name="P30">本書 ↔ 個體宇宙觀。</text:p>
                  <text:list>
                    <text:list-item>
                      <text:p text:style-name="P30">明顯例子，宇宙胞、<text:span text:style-name="T10">&lt;_?3_&gt;</text:span>。</text:p>
                    </text:list-item>
                  </text:list>
                </text:list-item>
              </text:list>
            </text:list-item>
            <text:list-item>
              <text:p text:style-name="P30">宇宙起源</text:p>
              <text:list>
                <text:list-item>
                  <text:p text:style-name="P30">人類 ↔ 宇宙大爆炸理論、宇宙暴漲理論。</text:p>
                </text:list-item>
                <text:list-item>
                  <text:p text:style-name="P30">本書 ↔ 個體宇宙觀。</text:p>
                </text:list-item>
              </text:list>
            </text:list-item>
            <text:list-item>
              <text:p text:style-name="P30">工具</text:p>
              <text:list>
                <text:list-item>
                  <text:p text:style-name="P30">通用型工具、特化型工具。</text:p>
                </text:list-item>
              </text:list>
            </text:list-item>
            <text:list-item>
              <text:p text:style-name="P30">免費能源</text:p>
              <text:list>
                <text:list-item>
                  <text:p text:style-name="P30">明顯例子，月光、太陽風、宇宙射線。</text:p>
                </text:list-item>
              </text:list>
            </text:list-item>
            <text:list-item>
              <text:p text:style-name="P30">宇宙常數</text:p>
              <text:list>
                <text:list-item>
                  <text:p text:style-name="P30">宇宙常數 的 明顯例子，萬有引力常數、光速、普朗克常數、圓周率、三角函數恆等式。</text:p>
                </text:list-item>
                <text:list-item>
                  <text:p text:style-name="P31">宇宙常數 相依<text:span text:style-name="T4">於 &lt;_?3_&gt;</text:span>。</text:p>
                  <text:list>
                    <text:list-item>
                      <text:p text:style-name="P31">宇宙常數 不是 剛體。</text:p>
                    </text:list-item>
                    <text:list-item>
                      <text:p text:style-name="P30">宇宙常數 是 彈性體、塑性體。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95002261211719" text:continue-numbering="true" text:style-name="L1">
        <text:list-item>
          <text:p text:style-name="P30"><text:span text:style-name="T4">第6</text:span>本</text:p>
          <text:list>
            <text:list-item>
              <text:p text:style-name="P30">權力</text:p>
              <text:list>
                <text:list-item>
                  <text:p text:style-name="P30">權力 使 人 腐化。</text:p>
                </text:list-item>
                <text:list-item>
                  <text:p text:style-name="P30">權限。</text:p>
                  <text:list>
                    <text:list-item>
                      <text:p text:style-name="P30">權限 不是<text:span text:style-name="T4"> Permission</text:span>。</text:p>
                    </text:list-item>
                    <text:list-item>
                      <text:p text:style-name="P30">權限 是<text:span text:style-name="T4"> Power limit</text:span>。</text:p>
                    </text:list-item>
                    <text:list-item>
                      <text:p text:style-name="P30">權限 是（不一定要使用的）手段、方法、工具。</text:p>
                    </text:list-item>
                  </text:list>
                </text:list-item>
              </text:list>
            </text:list-item>
            <text:list-item>
              <text:p text:style-name="P30">心理學</text:p>
              <text:list>
                <text:list-item>
                  <text:p text:style-name="P30">心理學 ↔ 信念法則。</text:p>
                </text:list-item>
              </text:list>
            </text:list-item>
          </text:list>
        </text:list-item>
      </text:list>
      <text:p text:style-name="P4"/>
      <text:list xml:id="list95002594861890" text:continue-numbering="true" text:style-name="L1">
        <text:list-item>
          <text:p text:style-name="P30">第<text:span text:style-name="T1">7</text:span>本</text:p>
          <text:list>
            <text:list-item>
              <text:p text:style-name="P30">思覺</text:p>
              <text:list>
                <text:list-item>
                  <text:p text:style-name="P30">思覺 ↔ 意識的 感測。</text:p>
                  <text:list>
                    <text:list-item>
                      <text:p text:style-name="P32">明顯例子，視覺 ↔ 光的 感測。</text:p>
                    </text:list-item>
                  </text:list>
                </text:list-item>
                <text:list-item>
                  <text:p text:style-name="P32"><text:span text:style-name="T4">第a層級思覺 ↔ 第a層</text:span>級意識的 感測。</text:p>
                  <text:list>
                    <text:list-item>
                      <text:p text:style-name="P32">明顯例子，<text:span text:style-name="T4">第0層級思覺 ↔ </text:span>主意識的 感測。</text:p>
                    </text:list-item>
                    <text:list-item>
                      <text:p text:style-name="P32">明顯例子，<text:span text:style-name="T4">第1層級思覺 ↔ </text:span>潛意識的 感測。</text:p>
                    </text:list-item>
                  </text:list>
                </text:list-item>
              </text:list>
            </text:list-item>
            <text:list-item>
              <text:p text:style-name="P32">有機體奇點</text:p>
              <text:list>
                <text:list-item>
                  <text:p text:style-name="P32">明顯例子，基因工程。</text:p>
                </text:list-item>
              </text:list>
            </text:list-item>
            <text:list-item>
              <text:p text:style-name="P32">溫室效應</text:p>
              <text:list>
                <text:list-item>
                  <text:p text:style-name="P32"><text:span text:style-name="T1">&lt;?n&gt;</text:span>型溫室效應。</text:p>
                  <text:list>
                    <text:list-item>
                      <text:p text:style-name="P32">明顯例子<text:span text:style-name="T4">，&lt;?1&gt;</text:span>型溫室效應。</text:p>
                      <text:list>
                        <text:list-item>
                          <text:p text:style-name="P32">光。</text:p>
                          <text:list>
                            <text:list-item>
                              <text:p text:style-name="P32">紅外線、無線電、無線通訊、無線充電、無線供電。</text:p>
                            </text:list-item>
                          </text:list>
                        </text:list-item>
                        <text:list-item>
                          <text:p text:style-name="P32">力。</text:p>
                          <text:list>
                            <text:list-item>
                              <text:p text:style-name="P32">摩擦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明顯例子<text:span text:style-name="T4">，&lt;?2&gt;</text:span>型溫室效應。</text:p>
                      <text:list>
                        <text:list-item>
                          <text:p text:style-name="P32">碳。</text:p>
                          <text:list>
                            <text:list-item>
                              <text:p text:style-name="P32">甲烷、二氧化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明顯例子<text:span text:style-name="T4">，&lt;?3&gt;</text:span>型溫室效應。</text:p>
                      <text:list>
                        <text:list-item>
                          <text:p text:style-name="P32">（某一特定<text:span text:style-name="T4">&lt;?3&gt;</text:span> 的）形狀。</text:p>
                          <text:list>
                            <text:list-item>
                              <text:p text:style-name="P32">重力透鏡效應、放大鏡效應、內壓效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回憶</text:p>
              <text:list>
                <text:list-item>
                  <text:p text:style-name="P32">思痕。</text:p>
                </text:list-item>
              </text:list>
            </text:list-item>
            <text:list-item>
              <text:p text:style-name="P32">盲點</text:p>
              <text:list>
                <text:list-item>
                  <text:p text:style-name="P32">閉環、邏輯自洽 的 世界觀。</text:p>
                </text:list-item>
              </text:list>
            </text:list-item>
            <text:list-item>
              <text:p text:style-name="P32">愛</text:p>
              <text:list>
                <text:list-item>
                  <text:p text:style-name="P32">由近到遠、由易到難 向外擴散。</text:p>
                </text:list-item>
                <text:list-item>
                  <text:p text:style-name="P32">愛 是 無條件、不在乎回報 的 付出、產出、輸出。</text:p>
                </text:list-item>
                <text:list-item>
                  <text:p text:style-name="P32">感受到 愛。</text:p>
                  <text:list>
                    <text:list-item>
                      <text:p text:style-name="P32">心、意識層。</text:p>
                    </text:list-item>
                    <text:list-item>
                      <text:p text:style-name="P32">例子，傳接球遊戲<text:span text:style-name="T4">（catch ball game）</text:span>↔ 互愛。</text:p>
                      <text:list>
                        <text:list-item>
                          <text:p text:style-name="P32">互愛 是 互相 感受到 愛。</text:p>
                        </text:list-item>
                        <text:list-item>
                          <text:p text:style-name="P32">互愛 是 互相 愛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第<text:span text:style-name="T11">8</text:span>本</text:p>
          <text:list>
            <text:list-item>
              <text:p text:style-name="P32">預知能力。</text:p>
              <text:list>
                <text:list-item>
                  <text:p text:style-name="P32">預言悖論。</text:p>
                </text:list-item>
              </text:list>
            </text:list-item>
            <text:list-item>
              <text:p text:style-name="P32">超能力。</text:p>
              <text:list>
                <text:list-item>
                  <text:p text:style-name="P32">超感官。</text:p>
                </text:list-item>
                <text:list-item>
                  <text:p text:style-name="P32">超行為。</text:p>
                </text:list-item>
              </text:list>
            </text:list-item>
          </text:list>
        </text:list-item>
        <text:list-item>
          <text:p text:style-name="P32">第<text:span text:style-name="T132">9</text:span>本</text:p>
          <text:list>
            <text:list-item>
              <text:p text:style-name="P32">外星、內星。</text:p>
              <text:list>
                <text:list-item>
                  <text:p text:style-name="P32">人外文明。</text:p>
                </text:list-item>
              </text:list>
            </text:list-item>
          </text:list>
        </text:list-item>
        <text:list-item>
          <text:p text:style-name="P32">第<text:span text:style-name="T133">11</text:span><text:span text:style-name="T58">本</text:span></text:p>
          <text:list>
            <text:list-item>
              <text:p text:style-name="P33">感知。</text:p>
              <text:list>
                <text:list-item>
                  <text:p text:style-name="P33">單一感知。</text:p>
                </text:list-item>
                <text:list-item>
                  <text:p text:style-name="P33">複合感知。</text:p>
                  <text:list>
                    <text:list-item>
                      <text:p text:style-name="P33">同質型複合感知。</text:p>
                    </text:list-item>
                    <text:list-item>
                      <text:p text:style-name="P33">異質型複合感知。</text:p>
                    </text:list-item>
                  </text:list>
                </text:list-item>
              </text:list>
            </text:list-item>
            <text:list-item>
              <text:p text:style-name="P32">空間。</text:p>
              <text:list>
                <text:list-item>
                  <text:p text:style-name="P32">空間節點密度。</text:p>
                </text:list-item>
              </text:list>
            </text:list-item>
            <text:list-item>
              <text:p text:style-name="P34"><text:span text:style-name="T63">擁有、包覆、蘊含、宗疊</text:span>。</text:p>
              <text:list>
                <text:list-item>
                  <text:p text:style-name="P34"><text:span text:style-name="T89">擁有 →</text:span><text:span text:style-name="T90"> </text:span><text:span text:style-name="T91">&lt;?</text:span><text:span text:style-name="T89">a&gt;個體 擁有 </text:span><text:span text:style-name="T91">&lt;?</text:span><text:span text:style-name="T92">b</text:span><text:span text:style-name="T91">&gt;</text:span><text:span text:style-name="T89">個</text:span><text:span text:style-name="T64">體 →</text:span><text:span text:style-name="T65"> </text:span><text:span text:style-name="T91">&lt;?</text:span><text:span text:style-name="T89">a&gt;個體 部分型擁有、完全型擁有 </text:span><text:span text:style-name="T91">&lt;?</text:span><text:span text:style-name="T92">b</text:span><text:span text:style-name="T91">&gt;</text:span><text:span text:style-name="T89">個</text:span><text:span text:style-name="T64">體</text:span>。</text:p>
                </text:list-item>
                <text:list-item>
                  <text:p text:style-name="P34"><text:span text:style-name="T63">包覆 → </text:span><text:span text:style-name="T91">&lt;?</text:span><text:span text:style-name="T89">a</text:span><text:span text:style-name="T91">&gt;個體 包覆 &lt;?</text:span><text:span text:style-name="T92">b</text:span><text:span text:style-name="T91">&gt;個</text:span><text:span text:style-name="T63">體</text:span><text:span text:style-name="T65"> → </text:span><text:span text:style-name="T91">&lt;?</text:span><text:span text:style-name="T89">a</text:span><text:span text:style-name="T91">&gt;個體 開放型包覆、封閉型包覆 &lt;?</text:span><text:span text:style-name="T92">b</text:span><text:span text:style-name="T91">&gt;個</text:span><text:span text:style-name="T63">體</text:span>。</text:p>
                </text:list-item>
                <text:list-item>
                  <text:p text:style-name="P34"><text:span text:style-name="T63">蘊含 → </text:span><text:span text:style-name="T91">&lt;?</text:span><text:span text:style-name="T89">a&gt;個體 蘊含 &lt;?b&gt;個</text:span><text:span text:style-name="T64">體</text:span><text:span text:style-name="T65"> → </text:span><text:span text:style-name="T91">&lt;?</text:span><text:span text:style-name="T89">a&gt;個體 部分型蘊含、完全型蘊含 </text:span><text:span text:style-name="T91">&lt;?</text:span><text:span text:style-name="T92">b</text:span><text:span text:style-name="T91">&gt;</text:span><text:span text:style-name="T89">個</text:span><text:span text:style-name="T64">體</text:span>。</text:p>
                </text:list-item>
                <text:list-item>
                  <text:p text:style-name="P35"><text:span text:style-name="T63">宗疊 → </text:span><text:span text:style-name="T91">&lt;?</text:span><text:span text:style-name="T89">a&gt;個體 </text:span><text:span text:style-name="T63">宗</text:span><text:span text:style-name="T89">疊 &lt;?</text:span><text:span text:style-name="T93">b</text:span><text:span text:style-name="T89">&gt;個</text:span><text:span text:style-name="T64">體</text:span><text:span text:style-name="T65"> → </text:span><text:span text:style-name="T91">&lt;?</text:span><text:span text:style-name="T89">a&gt;個體 同位型</text:span><text:span text:style-name="T63">宗</text:span><text:span text:style-name="T89">疊、不同位型宗疊 &lt;?</text:span><text:span text:style-name="T93">b</text:span><text:span text:style-name="T89">&gt;個</text:span><text:span text:style-name="T64">體</text:span>。</text:p>
                </text:list-item>
                <text:list-item>
                  <text:p text:style-name="P113">明顯例子。</text:p>
                  <text:list>
                    <text:list-item>
                      <text:p text:style-name="P113">地球個體 擁有 地球空氣。</text:p>
                    </text:list-item>
                    <text:list-item>
                      <text:p text:style-name="P114">地球空氣 包覆 地球海水。</text:p>
                    </text:list-item>
                    <text:list-item>
                      <text:p text:style-name="P114">地球海水 蘊含 力個體。</text:p>
                    </text:list-item>
                    <text:list-item>
                      <text:p text:style-name="P114">力個體的（波 的）振幅、頻率（互相、相互）宗疊。</text:p>
                    </text:list-item>
                  </text:list>
                </text:list-item>
              </text:list>
            </text:list-item>
            <text:list-item>
              <text:p text:style-name="P35">投影世界觀。</text:p>
              <text:list>
                <text:list-item>
                  <text:p text:style-name="P115">明顯例子，假定，太陽光 照射 電風扇。</text:p>
                  <text:list>
                    <text:list-item>
                      <text:p text:style-name="P115">太陽<text:span text:style-name="T59"> </text:span><text:span text:style-name="T60">↔</text:span><text:span text:style-name="T59"> 產生 光的 某一特定個體</text:span>。</text:p>
                    </text:list-item>
                    <text:list-item>
                      <text:p text:style-name="P115">光<text:span text:style-name="T59"> </text:span><text:span text:style-name="T60">↔</text:span><text:span text:style-name="T59"> 產生 投影世界的 某一特定個體</text:span>。</text:p>
                    </text:list-item>
                    <text:list-item>
                      <text:p text:style-name="P115">電風扇（本身）<text:span text:style-name="T60">↔</text:span><text:span text:style-name="T59"> 真實世界</text:span>。</text:p>
                      <text:list>
                        <text:list-item>
                          <text:p text:style-name="P115">電風扇的 影子<text:span text:style-name="T59"> </text:span><text:span text:style-name="T60">↔</text:span><text:span text:style-name="T59"> </text:span>投影世界。</text:p>
                        </text:list-item>
                        <text:list-item>
                          <text:p text:style-name="P115">假定，真實世界 <text:span text:style-name="T4">是 </text:span><text:span text:style-name="T8">a</text:span><text:span text:style-name="T62">維。</text:span></text:p>
                        </text:list-item>
                        <text:list-item>
                          <text:p text:style-name="P115">假定，<text:span text:style-name="T4">投影世界 是 </text:span><text:span text:style-name="T8">b</text:span><text:span text:style-name="T62">維。</text:span></text:p>
                          <text:list>
                            <text:list-item>
                              <text:p text:style-name="P115"><text:span text:style-name="T12">a</text:span><text:span text:style-name="T13"> </text:span><text:span text:style-name="T14">≥</text:span><text:span text:style-name="T13"> </text:span><text:span text:style-name="T12">b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5">把 電風扇的 影子 的 存在、變化 特徵化、規律化、預測化<text:span text:style-name="T59"> </text:span><text:span text:style-name="T60">↔</text:span><text:span text:style-name="T59"> </text:span>投影世界觀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第<text:span text:style-name="T131">12</text:span>本</text:p>
          <text:list>
            <text:list-item>
              <text:p text:style-name="P36"><text:span text:style-name="T66">內觀</text:span>。</text:p>
              <text:list>
                <text:list-item>
                  <text:p text:style-name="P116">靜心。</text:p>
                </text:list-item>
                <text:list-item>
                  <text:p text:style-name="P36"><text:span text:style-name="T66">四念處（身、受、心、法）</text:span>。</text:p>
                </text:list-item>
              </text:list>
            </text:list-item>
            <text:list-item>
              <text:p text:style-name="P36"><text:span text:style-name="T67">傳承</text:span>。</text:p>
              <text:list>
                <text:list-item>
                  <text:p text:style-name="P55"><text:span text:style-name="T66">哲學型傳承、神學型傳承、文學型傳承，</text:span><text:span text:style-name="T67">體驗、疑問 → 假定 → 傳承。</text:span></text:p>
                </text:list-item>
                <text:list-item>
                  <text:p text:style-name="P55"><text:span text:style-name="T66">哲學型傳承、科學型傳承、數學型傳承，</text:span><text:span text:style-name="T67">體驗、疑問 → 假定 → 驗證、歸納 → 傳承。</text:span></text:p>
                </text:list-item>
              </text:list>
            </text:list-item>
            <text:list-item>
              <text:p text:style-name="P117">學門。</text:p>
              <text:list>
                <text:list-item>
                  <text:p text:style-name="P117">實體型學門。</text:p>
                  <text:list>
                    <text:list-item>
                      <text:p text:style-name="P117">外在環境型實體型學門。</text:p>
                    </text:list-item>
                    <text:list-item>
                      <text:p text:style-name="P117">內在物質型實體型學門。</text:p>
                    </text:list-item>
                  </text:list>
                </text:list-item>
                <text:list-item>
                  <text:p text:style-name="P117">抽象型學門。</text:p>
                  <text:list>
                    <text:list-item>
                      <text:p text:style-name="P117">肉質層型抽象型學門。</text:p>
                      <text:list>
                        <text:list-item>
                          <text:p text:style-name="P118">先天型肉質層型抽象型學門。</text:p>
                        </text:list-item>
                        <text:list-item>
                          <text:p text:style-name="P118">後天型肉質層型抽象型學門。</text:p>
                        </text:list-item>
                      </text:list>
                    </text:list-item>
                    <text:list-item>
                      <text:p text:style-name="P120">意識層型抽象型學門。</text:p>
                    </text:list-item>
                  </text:list>
                </text:list-item>
              </text:list>
            </text:list-item>
            <text:list-item>
              <text:p text:style-name="P121">超自然現象。</text:p>
              <text:list>
                <text:list-item>
                  <text:p text:style-name="P119">假定，某一特定個體 認定，某一特定現象 是 超自然現象。</text:p>
                  <text:list>
                    <text:list-item>
                      <text:p text:style-name="P56"><text:span text:style-name="T66">該個體 是</text:span><text:span text:style-name="T94">（不</text:span><text:span text:style-name="T66">知道 該現象的 原理的</text:span><text:span text:style-name="T94">）個體</text:span><text:span text:style-name="T67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7"><text:span text:style-name="T68">第</text:span><text:span text:style-name="T124">1</text:span><text:span text:style-name="T125">3</text:span><text:span text:style-name="T68">本</text:span></text:p>
          <text:list>
            <text:list-item>
              <text:p text:style-name="P57"><text:span text:style-name="T95">&lt;?</text:span><text:span text:style-name="T96">a</text:span><text:span text:style-name="T95">&gt;個體</text:span><text:span text:style-name="T67">。</text:span></text:p>
              <text:list>
                <text:list-item>
                  <text:p text:style-name="P57"><text:span text:style-name="T95">&lt;?</text:span><text:span text:style-name="T96">a</text:span><text:span text:style-name="T95">&gt;個體 是 第</text:span><text:span text:style-name="T97">a層級宗量個體</text:span><text:span text:style-name="T67">。</text:span></text:p>
                </text:list-item>
              </text:list>
            </text:list-item>
          </text:list>
        </text:list-item>
        <text:list-item>
          <text:p text:style-name="P58"><text:span text:style-name="T69">世界</text:span><text:span text:style-name="T101"> </text:span><text:span text:style-name="T102">(</text:span><text:span text:style-name="T71">第</text:span><text:span text:style-name="T103">1</text:span><text:span text:style-name="T71">本</text:span><text:span text:style-name="T72">)</text:span></text:p>
          <text:list>
            <text:list-item>
              <text:p text:style-name="P59"><text:span text:style-name="T69">世界</text:span><text:span text:style-name="T67">。</text:span></text:p>
              <text:list>
                <text:list-item>
                  <text:p text:style-name="P69"><text:span text:style-name="T98">&lt;?[]&gt;個體 蘊含 &lt;?</text:span><text:span text:style-name="T99">n&gt;個體、&lt;_?3_&gt;個體、&lt;?</text:span><text:span text:style-name="T100">2&gt;個體</text:span><text:span text:style-name="T67">。</text:span></text:p>
                </text:list-item>
              </text:list>
            </text:list-item>
          </text:list>
        </text:list-item>
        <text:list-item>
          <text:p text:style-name="P50">宇宙胞<text:span text:style-name="T101"> </text:span><text:span text:style-name="T102">(</text:span><text:span text:style-name="T71">第</text:span><text:span text:style-name="T103">1</text:span><text:span text:style-name="T120">本</text:span><text:span text:style-name="T119">)</text:span></text:p>
          <text:list>
            <text:list-item>
              <text:p text:style-name="P50">宇宙胞</text:p>
              <text:list>
                <text:list-item>
                  <text:p text:style-name="P50">宇宙胞<text:span text:style-name="T1"> 是 &lt;_?3_&gt;</text:span>的 一顆細胞。</text:p>
                </text:list-item>
                <text:list-item>
                  <text:p text:style-name="P50"><text:span text:style-name="T113">&lt;_?3_&gt;</text:span><text:span text:style-name="T67"> 擁有 很多顆細胞。</text:span></text:p>
                </text:list-item>
              </text:list>
            </text:list-item>
          </text:list>
        </text:list-item>
        <text:list-item>
          <text:p text:style-name="P58"><text:span text:style-name="T101">肉質層、意識層 </text:span><text:span text:style-name="T119">(</text:span><text:span text:style-name="T120">第1本</text:span><text:span text:style-name="T119">)</text:span></text:p>
          <text:list>
            <text:list-item>
              <text:p text:style-name="P60"><text:span text:style-name="T101">肉質層、意識層</text:span><text:span text:style-name="T67">。</text:span></text:p>
              <text:list>
                <text:list-item>
                  <text:p text:style-name="P60"><text:span text:style-name="T70">型態層級</text:span><text:span text:style-name="T67">。</text:span></text:p>
                  <text:list>
                    <text:list-item>
                      <text:p text:style-name="P60"><text:span text:style-name="T101">肉質層個體 是 第零層級型態的 個體</text:span><text:span text:style-name="T67">。</text:span></text:p>
                    </text:list-item>
                    <text:list-item>
                      <text:p text:style-name="P60"><text:span text:style-name="T101">意識層個體 是 第一層級型態的 個體</text:span><text:span text:style-name="T67">。</text:span></text:p>
                    </text:list-item>
                  </text:list>
                </text:list-item>
                <text:list-item>
                  <text:p text:style-name="P61"><text:span text:style-name="T114">明顯例子</text:span><text:span text:style-name="T67">。</text:span></text:p>
                  <text:list>
                    <text:list-item>
                      <text:p text:style-name="P61"><text:span text:style-name="T115">肉質層 </text:span><text:span text:style-name="T126">↔</text:span><text:span text:style-name="T115"> 螢幕、音響、麥克風、攝影機、鍵盤、滑鼠</text:span><text:span text:style-name="T67">。</text:span></text:p>
                    </text:list-item>
                    <text:list-item>
                      <text:p text:style-name="P62"><text:span text:style-name="T115">意識層 </text:span><text:span text:style-name="T126">↔</text:span><text:span text:style-name="T115"> </text:span><text:span text:style-name="T114">電腦</text:span><text:span text:style-name="T115">韌體、</text:span><text:span text:style-name="T114">BIOS</text:span><text:span text:style-name="T67">。</text:span></text:p>
                    </text:list-item>
                    <text:list-item>
                      <text:p text:style-name="P63"><text:span text:style-name="T114">肉質層通訊、</text:span><text:span text:style-name="T115">意識</text:span><text:span text:style-name="T114">層通訊</text:span><text:span text:style-name="T115"> </text:span><text:span text:style-name="T126">↔</text:span><text:span text:style-name="T115"> </text:span><text:span text:style-name="T114">PCI、單機網路、區域網路、網際網路、有線網路</text:span><text:span text:style-name="T67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span text:style-name="T101">肉質層、意識層 </text:span><text:span text:style-name="T119">(</text:span><text:span text:style-name="T120">第</text:span><text:span text:style-name="T122">3</text:span><text:span text:style-name="T120">本</text:span><text:span text:style-name="T119">)</text:span></text:p>
          <text:list>
            <text:list-item>
              <text:p text:style-name="P64"><text:span text:style-name="T15">光、力</text:span>。</text:p>
              <text:list>
                <text:list-item>
                  <text:p text:style-name="P64"><text:span text:style-name="T104">力 是 動能型個體</text:span><text:span text:style-name="T121">。</text:span></text:p>
                </text:list-item>
                <text:list-item>
                  <text:p text:style-name="P64"><text:span text:style-name="T104">光 是 電能型個體</text:span><text:span text:style-name="T121">。</text:span></text:p>
                </text:list-item>
                <text:list-item>
                  <text:p text:style-name="P65"><text:span text:style-name="T105">（變化 /（存在 + 變化））</text:span><text:span text:style-name="T121">。</text:span></text:p>
                </text:list-item>
                <text:list-item>
                  <text:p text:style-name="P66"><text:span text:style-name="T104">光、力 都是 振動、震盪、頻率</text:span><text:span text:style-name="T121">。</text:span></text:p>
                </text:list-item>
                <text:list-item>
                  <text:p text:style-name="P66"><text:span text:style-name="T104">光、力 的 傳遞速率 相依於 介質的 材料特性</text:span><text:span text:style-name="T121">。</text:span></text:p>
                </text:list-item>
              </text:list>
            </text:list-item>
            <text:list-item>
              <text:p text:style-name="P66"><text:span text:style-name="T70">第三層級意識</text:span><text:span text:style-name="T121">。</text:span></text:p>
              <text:list>
                <text:list-item>
                  <text:p text:style-name="P66"><text:span text:style-name="T70">第三層級意識 蘊含 第二層級意識（以下）</text:span><text:span text:style-name="T121">。</text:span></text:p>
                </text:list-item>
              </text:list>
            </text:list-item>
            <text:list-item>
              <text:p text:style-name="P67"><text:span text:style-name="T70">神交</text:span><text:span text:style-name="T121">。</text:span></text:p>
              <text:list>
                <text:list-item>
                  <text:p text:style-name="P131">神交 是 意識層的 感測、交互作用。</text:p>
                  <text:list>
                    <text:list-item>
                      <text:p text:style-name="P67"><text:span text:style-name="T123">肉質層型神交</text:span><text:span text:style-name="T121">。</text:span></text:p>
                    </text:list-item>
                    <text:list-item>
                      <text:p text:style-name="P131">意識層型神交。</text:p>
                    </text:list-item>
                  </text:list>
                </text:list-item>
                <text:list-item>
                  <text:p text:style-name="P67"><text:span text:style-name="T73">意識層個體</text:span><text:span text:style-name="T121">。</text:span></text:p>
                  <text:list>
                    <text:list-item>
                      <text:p text:style-name="P67"><text:span text:style-name="T70">當代</text:span><text:span text:style-name="T73">型意識層個體</text:span><text:span text:style-name="T121">。</text:span></text:p>
                    </text:list-item>
                    <text:list-item>
                      <text:p text:style-name="P67"><text:span text:style-name="T70">祖代</text:span><text:span text:style-name="T73">型意識層個體</text:span><text:span text:style-name="T121">。</text:span></text:p>
                    </text:list-item>
                    <text:list-item>
                      <text:p text:style-name="P67"><text:span text:style-name="T73">複合型意識層個體</text:span><text:span text:style-name="T121">。</text:span></text:p>
                    </text:list-item>
                  </text:list>
                </text:list-item>
              </text:list>
            </text:list-item>
            <text:list-item>
              <text:p text:style-name="P67"><text:span text:style-name="T106">型態層級</text:span><text:span text:style-name="T121">。</text:span></text:p>
              <text:list>
                <text:list-item>
                  <text:p text:style-name="P131">肉質層 是 第0層級型態。</text:p>
                </text:list-item>
                <text:list-item>
                  <text:p text:style-name="P131">意識層 是 第1層級型態。</text:p>
                </text:list-item>
              </text:list>
            </text:list-item>
            <text:list-item>
              <text:p text:style-name="P67"><text:span text:style-name="T101">宗體層</text:span><text:span text:style-name="T121">。</text:span></text:p>
              <text:list>
                <text:list-item>
                  <text:p text:style-name="P67"><text:span text:style-name="T101">肉質層 是 第</text:span><text:span text:style-name="T107">0層級宗體層</text:span><text:span text:style-name="T121">。</text:span></text:p>
                </text:list-item>
                <text:list-item>
                  <text:p text:style-name="P67"><text:span text:style-name="T101">意識層 是 第</text:span><text:span text:style-name="T107">1</text:span><text:span text:style-name="T101">層級宗體層</text:span><text:span text:style-name="T121">。</text:span></text:p>
                </text:list-item>
                <text:list-item>
                  <text:p text:style-name="P67"><text:span text:style-name="T101">宗體層層級 </text:span><text:span text:style-name="T108">= 型態層級</text:span><text:span text:style-name="T121">。</text:span></text:p>
                </text:list-item>
              </text:list>
            </text:list-item>
          </text:list>
        </text:list-item>
        <text:list-item>
          <text:p text:style-name="P68"><text:span text:style-name="T74">宗教</text:span><text:span text:style-name="T101"> </text:span><text:span text:style-name="T102">(</text:span><text:span text:style-name="T71">第</text:span><text:span text:style-name="T103">1</text:span><text:span text:style-name="T120">本</text:span><text:span text:style-name="T119">)</text:span></text:p>
          <text:list>
            <text:list-item>
              <text:p text:style-name="P68"><text:span text:style-name="T74">宗教</text:span><text:span text:style-name="T121">。</text:span></text:p>
              <text:list>
                <text:list-item>
                  <text:p text:style-name="P68"><text:span text:style-name="T74">宗教 是 以 某一特定 信念、思想 為中心思想，成為的、凝聚的 組織、群體、文明</text:span><text:span text:style-name="T121">。</text:span></text:p>
                </text:list-item>
                <text:list-item>
                  <text:p text:style-name="P68"><text:span text:style-name="T75">宗教起源</text:span><text:span text:style-name="T121">。</text:span></text:p>
                  <text:list>
                    <text:list-item>
                      <text:p text:style-name="P68"><text:span text:style-name="T75">未知</text:span><text:span text:style-name="T121">。</text:span></text:p>
                    </text:list-item>
                    <text:list-item>
                      <text:p text:style-name="P68"><text:span text:style-name="T75">隨機性強化</text:span><text:span text:style-name="T121">。</text:span></text:p>
                    </text:list-item>
                  </text:list>
                </text:list-item>
                <text:list-item>
                  <text:p text:style-name="P68"><text:span text:style-name="T109">第</text:span><text:span text:style-name="T110">a層</text:span><text:span text:style-name="T76">級敬畏</text:span><text:span text:style-name="T121">。</text:span></text:p>
                  <text:list>
                    <text:list-item>
                      <text:p text:style-name="P124"><text:span text:style-name="T16">明顯例子，第</text:span><text:span text:style-name="T18">0</text:span><text:span text:style-name="T17">層</text:span><text:span text:style-name="T134">級敬畏 是 </text:span>已知的敬畏。</text:p>
                    </text:list-item>
                    <text:list-item>
                      <text:p text:style-name="P124"><text:span text:style-name="T16">明顯例子，第</text:span><text:span text:style-name="T18">1</text:span><text:span text:style-name="T17">層</text:span><text:span text:style-name="T134">級敬畏 是 未知</text:span>的敬畏。</text:p>
                    </text:list-item>
                    <text:list-item>
                      <text:p text:style-name="P70"><text:span text:style-name="T116">明顯例子，第</text:span><text:span text:style-name="T117">2</text:span><text:span text:style-name="T118">層級敬畏 是 世界</text:span><text:span text:style-name="T121">的敬畏。</text:span></text:p>
                    </text:list-item>
                  </text:list>
                </text:list-item>
                <text:list-item>
                  <text:p text:style-name="P70"><text:span text:style-name="T127">科學、神學</text:span><text:span text:style-name="T121">。</text:span></text:p>
                  <text:list>
                    <text:list-item>
                      <text:p text:style-name="P70"><text:span text:style-name="T127">科學 是 以 該個體（本身）為 圓心、出發點，探索、非監督式學習、未知變已知</text:span><text:span text:style-name="T121">。</text:span></text:p>
                    </text:list-item>
                    <text:list-item>
                      <text:p text:style-name="P70"><text:span text:style-name="T127">神學 是 以 神 為 圓心、出發點，探索、非監督式學習、未知變已知</text:span><text:span text:style-name="T121">。</text:span></text:p>
                    </text:list-item>
                  </text:list>
                </text:list-item>
                <text:list-item>
                  <text:p text:style-name="P70"><text:span text:style-name="T77">訊息</text:span><text:span text:style-name="T121">。</text:span></text:p>
                  <text:list>
                    <text:list-item>
                      <text:p text:style-name="P126">訊息。</text:p>
                      <text:list>
                        <text:list-item>
                          <text:p text:style-name="P70"><text:span text:style-name="T77">不要 成立宗教、成立教會、教徒、強迫其他個體相信</text:span><text:span text:style-name="T121">。</text:span></text:p>
                        </text:list-item>
                        <text:list-item>
                          <text:p text:style-name="P70"><text:span text:style-name="T111">不要 跪拜、拜雕像、拜偶像、拜符號、拜象徵</text:span><text:span text:style-name="T121">。</text:span></text:p>
                        </text:list-item>
                        <text:list-item>
                          <text:p text:style-name="P70"><text:span text:style-name="T77">不要 設計、製造、使用 形象、</text:span><text:span text:style-name="T111">雕像</text:span><text:span text:style-name="T77">、</text:span><text:span text:style-name="T111">偶像、符號、象徵</text:span><text:span text:style-name="T121">。</text:span></text:p>
                        </text:list-item>
                      </text:list>
                    </text:list-item>
                    <text:list-item>
                      <text:p text:style-name="P70"><text:span text:style-name="T77">其他訊息</text:span><text:span text:style-name="T121">。</text:span></text:p>
                      <text:list>
                        <text:list-item>
                          <text:p text:style-name="P70"><text:span text:style-name="T77">不要 迷信、盲信</text:span><text:span text:style-name="T121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2">信仰、信念、中心思想、世界觀、價值觀。</text:p>
              <text:list>
                <text:list-item>
                  <text:p text:style-name="P133">單一、一小群、一大群。</text:p>
                  <text:list>
                    <text:list-item>
                      <text:p text:style-name="P71"><text:span text:style-name="T112">單一</text:span><text:span text:style-name="T121">。</text:span></text:p>
                    </text:list-item>
                    <text:list-item>
                      <text:p text:style-name="P71"><text:span text:style-name="T112">一小群</text:span><text:span text:style-name="T121">。</text:span></text:p>
                    </text:list-item>
                    <text:list-item>
                      <text:p text:style-name="P71"><text:span text:style-name="T112">一大群</text:span><text:span text:style-name="T121">。</text:span></text:p>
                    </text:list-item>
                  </text:list>
                </text:list-item>
                <text:list-item>
                  <text:p text:style-name="P71"><text:span text:style-name="T112">正常個體的 分類</text:span><text:span text:style-name="T121">。</text:span></text:p>
                  <text:list>
                    <text:list-item>
                      <text:p text:style-name="P71"><text:span text:style-name="T78">數量型</text:span><text:span text:style-name="T112">正常個體</text:span><text:span text:style-name="T121">。</text:span></text:p>
                    </text:list-item>
                    <text:list-item>
                      <text:p text:style-name="P71"><text:span text:style-name="T78">群體型</text:span><text:span text:style-name="T112">正常個體</text:span><text:span text:style-name="T121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<text:span text:style-name="T4">宗量層級 (第1本</text:span><text:span text:style-name="T1">)</text:span></text:p>
          <text:list>
            <text:list-item>
              <text:p text:style-name="P122">宗量層級 與 蘊含飽和現象。</text:p>
              <text:list>
                <text:list-item>
                  <text:p text:style-name="P123">蘊含飽和現象。</text:p>
                  <text:list>
                    <text:list-item>
                      <text:p text:style-name="P94"><text:span text:style-name="T82">蘊含未飽和現象</text:span><text:span text:style-name="T83">。</text:span></text:p>
                    </text:list-item>
                    <text:list-item>
                      <text:p text:style-name="P94"><text:span text:style-name="T82">蘊含飽和現象</text:span><text:span text:style-name="T83">。</text:span></text:p>
                    </text:list-item>
                    <text:list-item>
                      <text:p text:style-name="P94"><text:span text:style-name="T82">蘊含過飽和現象</text:span><text:span text:style-name="T83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<text:span text:style-name="T4">社會 (第1本</text:span><text:span text:style-name="T1">)</text:span></text:p>
          <text:list>
            <text:list-item>
              <text:p text:style-name="P125">階級複製。</text:p>
              <text:list>
                <text:list-item>
                  <text:p text:style-name="P95"><text:span text:style-name="T81">階級複製 是 資產、常識、人脈 複製</text:span><text:span text:style-name="T83">。</text:span></text:p>
                  <text:list>
                    <text:list-item>
                      <text:p text:style-name="P95"><text:span text:style-name="T84">資產 </text:span><text:span text:style-name="T85">↔</text:span><text:span text:style-name="T84"> 金錢、權力、地位、名聲、基因、股票、書籍、載具、房屋、土地、公司、產業</text:span><text:span text:style-name="T83">。</text:span></text:p>
                    </text:list-item>
                    <text:list-item>
                      <text:p text:style-name="P95"><text:span text:style-name="T86">常識</text:span><text:span text:style-name="T84"> </text:span><text:span text:style-name="T85">↔</text:span><text:span text:style-name="T84"> 日常、道德、知識、記憶、技術、技巧、習慣、習俗、文化、信念、思想、思維</text:span><text:span text:style-name="T83">。</text:span></text:p>
                    </text:list-item>
                    <text:list-item>
                      <text:p text:style-name="P95"><text:span text:style-name="T86">人脈</text:span><text:span text:style-name="T84"> </text:span><text:span text:style-name="T85">↔</text:span><text:span text:style-name="T84"> 組織、社團、同好、</text:span><text:span text:style-name="T86">夥伴</text:span><text:span text:style-name="T84">、</text:span><text:span text:style-name="T86">親戚</text:span><text:span text:style-name="T84">、</text:span><text:span text:style-name="T86">朋友</text:span><text:span text:style-name="T84">、隊友、盟友、對手、上司、同事、下屬</text:span><text:span text:style-name="T83">。</text:span></text:p>
                    </text:list-item>
                  </text:list>
                </text:list-item>
                <text:list-item>
                  <text:p text:style-name="P96"><text:span text:style-name="T86">培養、養活</text:span><text:span text:style-name="T83">。</text:span></text:p>
                </text:list-item>
                <text:list-item>
                  <text:p text:style-name="P96"><text:span text:style-name="T86">資產、時間</text:span><text:span text:style-name="T83">。</text:span></text:p>
                </text:list-item>
              </text:list>
            </text:list-item>
            <text:list-item>
              <text:p text:style-name="P127">習俗。</text:p>
              <text:list>
                <text:list-item>
                  <text:p text:style-name="P96"><text:span text:style-name="T87">習俗的 分類</text:span><text:span text:style-name="T83">。</text:span></text:p>
                  <text:list>
                    <text:list-item>
                      <text:p text:style-name="P96"><text:span text:style-name="T87">國家型習俗、文化型習俗、文明型習俗</text:span><text:span text:style-name="T135">。</text:span></text:p>
                      <text:list>
                        <text:list-item>
                          <text:p text:style-name="P97"><text:span text:style-name="T87">感恩節吃火雞 是 國家型習俗</text:span><text:span text:style-name="T135">。</text:span></text:p>
                        </text:list-item>
                        <text:list-item>
                          <text:p text:style-name="P97"><text:span text:style-name="T87">在農曆過年吃團圓飯 是 文化型習俗</text:span><text:span text:style-name="T135">。</text:span></text:p>
                        </text:list-item>
                        <text:list-item>
                          <text:p text:style-name="P97"><text:span text:style-name="T87">剪指甲 是 文明型習俗</text:span><text:span text:style-name="T135">。</text:span></text:p>
                        </text:list-item>
                      </text:list>
                    </text:list-item>
                    <text:list-item>
                      <text:p text:style-name="P96"><text:span text:style-name="T87">本能型習俗、傳承型習俗</text:span><text:span text:style-name="T135">。</text:span></text:p>
                      <text:list>
                        <text:list-item>
                          <text:p text:style-name="P128">覓食、找東西吃、吃東西 是 本能型習俗。</text:p>
                        </text:list-item>
                        <text:list-item>
                          <text:p text:style-name="P98"><text:span text:style-name="T87">加熱食物、煮熟食物、檢查食物有沒有熟 是 傳承型習俗</text:span><text:span text:style-name="T135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7"><text:span text:style-name="T4">軍事、反軍事 (第1本</text:span><text:span text:style-name="T1">)</text:span></text:p>
          <text:list>
            <text:list-item>
              <text:p text:style-name="P99"><text:span text:style-name="T136">軍隊</text:span><text:span text:style-name="T135">。</text:span></text:p>
              <text:list>
                <text:list-item>
                  <text:p text:style-name="P99"><text:span text:style-name="T136">軍隊、軍人、警隊、警察、軍事武器 是 特化型個體</text:span><text:span text:style-name="T135">。</text:span><text:span text:style-name="T136"> <text:s text:c="8"/></text:span></text:p>
                  <text:list>
                    <text:list-item>
                      <text:p text:style-name="P107"><text:span text:style-name="T4">軍人 是 T細胞、特化型細胞</text:span><text:span text:style-name="T135">。</text:span></text:p>
                    </text:list-item>
                    <text:list-item>
                      <text:p text:style-name="P78">警察 是 白血球、特化型細胞。</text:p>
                    </text:list-item>
                    <text:list-item>
                      <text:p text:style-name="P78">國民 是 幹細胞、通用型細胞。</text:p>
                    </text:list-item>
                  </text:list>
                </text:list-item>
                <text:list-item>
                  <text:p text:style-name="P100"><text:span text:style-name="T136">軍事、反軍事 的 必要性</text:span><text:span text:style-name="T135">。</text:span></text:p>
                  <text:list>
                    <text:list-item>
                      <text:p text:style-name="P100"><text:span text:style-name="T136">用 勢 備戰</text:span><text:span text:style-name="T13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0"><text:span text:style-name="T135">修</text:span><text:span text:style-name="T4">煉 (第1本)</text:span></text:p>
          <text:list>
            <text:list-item>
              <text:p text:style-name="P72">修煉。</text:p>
              <text:list>
                <text:list-item>
                  <text:p text:style-name="P73">不需要 特地到 某一特定地方 修煉。</text:p>
                </text:list-item>
                <text:list-item>
                  <text:p text:style-name="P73">不需要 浪費時間 離家修煉。</text:p>
                </text:list-item>
                <text:list-item>
                  <text:p text:style-name="P72">只需要 關上門，進行 閉關，就能 專心 修煉。</text:p>
                </text:list-item>
                <text:list-item>
                  <text:p text:style-name="P101"><text:span text:style-name="T40">不建議 修煉個體 自行修煉、獨自修煉、孤軍奮戰</text:span><text:span text:style-name="T135">。</text:span></text:p>
                  <text:list>
                    <text:list-item>
                      <text:p text:style-name="P102"><text:span text:style-name="T40">修煉 不是 單打獨鬥、孤軍奮戰、機密不外傳</text:span><text:span text:style-name="T135">。</text:span></text:p>
                    </text:list-item>
                    <text:list-item>
                      <text:p text:style-name="P102"><text:span text:style-name="T40">修煉 是 團隊活動、互相交流、公開分享</text:span><text:span text:style-name="T135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<text:span text:style-name="T135">哲</text:span><text:span text:style-name="T4">學 (第1本)</text:span></text:p>
          <text:list>
            <text:list-item>
              <text:p text:style-name="P74">老子。</text:p>
              <text:list>
                <text:list-item>
                  <text:p text:style-name="P103"><text:span text:style-name="T41">道</text:span><text:span text:style-name="T135">。</text:span></text:p>
                  <text:list>
                    <text:list-item>
                      <text:p text:style-name="P103"><text:span text:style-name="T19">規律、法則</text:span><text:span text:style-name="T135">。</text:span></text:p>
                    </text:list-item>
                    <text:list-item>
                      <text:p text:style-name="P103"><text:span text:style-name="T41">明顯例子，四季變化、太陽東昇西落、水往低處流</text:span><text:span text:style-name="T135">。</text:span></text:p>
                    </text:list-item>
                  </text:list>
                </text:list-item>
                <text:list-item>
                  <text:p text:style-name="P103"><text:span text:style-name="T41">德</text:span><text:span text:style-name="T135">。</text:span></text:p>
                  <text:list>
                    <text:list-item>
                      <text:p text:style-name="P103"><text:span text:style-name="T41">愛</text:span><text:span text:style-name="T135">。</text:span></text:p>
                    </text:list-item>
                  </text:list>
                </text:list-item>
                <text:list-item>
                  <text:p text:style-name="P104"><text:span text:style-name="T41">慾</text:span><text:span text:style-name="T135">。</text:span></text:p>
                  <text:list>
                    <text:list-item>
                      <text:p text:style-name="P104"><text:span text:style-name="T41">不要 追求 外慾、內慾</text:span><text:span text:style-name="T135">。</text:span></text:p>
                      <text:list>
                        <text:list-item>
                          <text:p text:style-name="P104"><text:span text:style-name="T41">外慾 </text:span><text:span text:style-name="T88">的 </text:span><text:span text:style-name="T41">明顯例子，</text:span><text:span text:style-name="T42">錢、權力、權利</text:span><text:span text:style-name="T41">。</text:span></text:p>
                        </text:list-item>
                        <text:list-item>
                          <text:p text:style-name="P104"><text:span text:style-name="T41">內慾 </text:span><text:span text:style-name="T88">的 </text:span><text:span text:style-name="T41">明顯例子，疲於奔命、蒐集情報、記憶知識</text:span><text:span text:style-name="T135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尼采。</text:p>
              <text:list>
                <text:list-item>
                  <text:p text:style-name="P105"><text:span text:style-name="T43">主奴道德</text:span><text:span text:style-name="T135">。</text:span></text:p>
                  <text:list>
                    <text:list-item>
                      <text:p text:style-name="P109">主人道德。</text:p>
                    </text:list-item>
                    <text:list-item>
                      <text:p text:style-name="P109">奴隸道德。</text:p>
                      <text:list>
                        <text:list-item>
                          <text:p text:style-name="P109">為了生存，奴隸個體 扼殺天性。</text:p>
                        </text:list-item>
                        <text:list-item>
                          <text:p text:style-name="P109">奴隸個體 有機率產生 壞良心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孔子。</text:p>
              <text:list>
                <text:list-item>
                  <text:p text:style-name="P106"><text:span text:style-name="T137">仁</text:span><text:span text:style-name="T135">。</text:span></text:p>
                  <text:list>
                    <text:list-item>
                      <text:p text:style-name="P106"><text:span text:style-name="T137">先天下憂而憂，後天下樂而樂，並且 為了 天下、其他個體、所有個體 付出行動</text:span><text:span text:style-name="T135">。</text:span></text:p>
                      <text:list>
                        <text:list-item>
                          <text:p text:style-name="P106"><text:span text:style-name="T137">不計較自己的得失、不在乎自己的利益、不勾心鬥角，付出行動</text:span><text:span text:style-name="T1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6"><text:span text:style-name="T137">形而上謂之道，形而下謂之器</text:span><text:span text:style-name="T135">。</text:span></text:p>
                  <text:list>
                    <text:list-item>
                      <text:p text:style-name="P106"><text:span text:style-name="T137">道 </text:span><text:span text:style-name="T61">↔</text:span><text:span text:style-name="T138"> 內部機制</text:span><text:span text:style-name="T135">。</text:span></text:p>
                      <text:list>
                        <text:list-item>
                          <text:p text:style-name="P79">明顯例子，<text:span text:style-name="T27">太陽東昇西降、月亮圓缺變化、蘋果會往下掉</text:span>。</text:p>
                        </text:list-item>
                      </text:list>
                    </text:list-item>
                    <text:list-item>
                      <text:p text:style-name="P79">器 <text:span text:style-name="T61">↔</text:span><text:span text:style-name="T139"> 內在物質。</text:span></text:p>
                      <text:list>
                        <text:list-item>
                          <text:p text:style-name="P79">明顯例子，太陽、月亮、蘋果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釋迦牟尼。</text:p>
              <text:list>
                <text:list-item>
                  <text:p text:style-name="P80">三寶，佛、法、僧。</text:p>
                </text:list-item>
              </text:list>
            </text:list-item>
          </text:list>
        </text:list-item>
        <text:list-item>
          <text:p text:style-name="P81"><text:span text:style-name="T140">哲</text:span><text:span text:style-name="T28">學 (第</text:span><text:span text:style-name="T29">2</text:span><text:span text:style-name="T28">本)</text:span></text:p>
          <text:list>
            <text:list-item>
              <text:p text:style-name="P81">七個習慣，主動積極、目標導向、權重導向、雙贏、雙解、合作、優化。</text:p>
            </text:list-item>
            <text:list-item>
              <text:p text:style-name="P81">卡爾威曼，主動學習。</text:p>
              <text:list>
                <text:list-item>
                  <text:p text:style-name="P82">現有知識 →<text:span text:style-name="T141"> </text:span>回答、解決、發現 問題 →<text:span text:style-name="T141"> </text:span>搜集情報 →<text:span text:style-name="T141"> </text:span>後續討論。</text:p>
                </text:list-item>
              </text:list>
            </text:list-item>
            <text:list-item>
              <text:p text:style-name="P83">曾仕強，人生只做三件事。</text:p>
              <text:list>
                <text:list-item>
                  <text:p text:style-name="P83">知道這輩子為什麼來、知道如何完成、知道如何做得更好。</text:p>
                </text:list-item>
              </text:list>
            </text:list-item>
            <text:list-item>
              <text:p text:style-name="P84">布朗芬布倫納，生物生態學模型 對 孩子 的影響。</text:p>
              <text:list>
                <text:list-item>
                  <text:p text:style-name="P84">微觀系統、中層系統、外層系統、宏觀系統、時間系統、遺傳基因。</text:p>
                </text:list-item>
              </text:list>
            </text:list-item>
            <text:list-item>
              <text:p text:style-name="P85">米哈里，焦慮、乏味、心流。</text:p>
            </text:list-item>
            <text:list-item>
              <text:p text:style-name="P85">魏徵。</text:p>
              <text:list>
                <text:list-item>
                  <text:p text:style-name="P85"><text:span text:style-name="T142">以銅為鏡，可以正衣冠</text:span>。</text:p>
                </text:list-item>
                <text:list-item>
                  <text:p text:style-name="P85"><text:span text:style-name="T142">以人為鏡，可以明得失</text:span>。</text:p>
                </text:list-item>
                <text:list-item>
                  <text:p text:style-name="P85"><text:span text:style-name="T142">以古為鏡，可以知興替</text:span>。</text:p>
                </text:list-item>
              </text:list>
            </text:list-item>
            <text:list-item>
              <text:p text:style-name="P86"><text:span text:style-name="T44">稻盛和夫</text:span>。</text:p>
              <text:list>
                <text:list-item>
                  <text:p text:style-name="P110">人們總是把幸福解讀為有：有房、有車、有錢、有權。</text:p>
                </text:list-item>
                <text:list-item>
                  <text:p text:style-name="P87"><text:span text:style-name="T44">其實幸福是無：無憂、無慮、無病、無災、無難</text:span>。</text:p>
                </text:list-item>
              </text:list>
            </text:list-item>
            <text:list-item>
              <text:p text:style-name="P87">喬治·歐威爾，<text:span text:style-name="T24">一九八四</text:span>。</text:p>
            </text:list-item>
            <text:list-item>
              <text:p text:style-name="P88">魯迅。</text:p>
              <text:list>
                <text:list-item>
                  <text:p text:style-name="P88"><text:span text:style-name="T45">儒家 是 統治（階級）的 工具</text:span>。</text:p>
                </text:list-item>
                <text:list-item>
                  <text:p text:style-name="P88"><text:span text:style-name="T45">中庸之道 是 保持現狀、故步自封、不能說真話</text:span>。</text:p>
                </text:list-item>
              </text:list>
            </text:list-item>
            <text:list-item>
              <text:p text:style-name="P89"><text:span text:style-name="T45">榮格，榮格心理學</text:span>。</text:p>
              <text:list>
                <text:list-item>
                  <text:p text:style-name="P89"><text:span text:style-name="T45">共時性</text:span>。</text:p>
                </text:list-item>
                <text:list-item>
                  <text:p text:style-name="P89"><text:span text:style-name="T45">集體潛意識</text:span>。</text:p>
                </text:list-item>
              </text:list>
            </text:list-item>
            <text:list-item>
              <text:p text:style-name="P89"><text:span text:style-name="T45">亞里斯多德</text:span>。</text:p>
              <text:list>
                <text:list-item>
                  <text:p text:style-name="P89"><text:span text:style-name="T45">好奇心 是 人類的本性</text:span>。</text:p>
                </text:list-item>
                <text:list-item>
                  <text:p text:style-name="P89"><text:span text:style-name="T45">能力 分為 感覺、記憶、經驗、技術</text:span>。</text:p>
                </text:list-item>
              </text:list>
            </text:list-item>
            <text:list-item>
              <text:p text:style-name="P89"><text:span text:style-name="T46">笛卡爾，我思故我在</text:span>。</text:p>
            </text:list-item>
          </text:list>
        </text:list-item>
        <text:list-item>
          <text:p text:style-name="P90"><text:span text:style-name="T47">哲</text:span><text:span text:style-name="T25">學 (第</text:span><text:span text:style-name="T26">3</text:span><text:span text:style-name="T25">本)</text:span></text:p>
          <text:list>
            <text:list-item>
              <text:p text:style-name="P91"><text:span text:style-name="T46">康德。</text:span></text:p>
              <text:list>
                <text:list-item>
                  <text:p text:style-name="P91"><text:span text:style-name="T46">自由 是，我們不想 做什麼 就可以 不做什麼</text:span>。</text:p>
                </text:list-item>
              </text:list>
            </text:list-item>
            <text:list-item>
              <text:p text:style-name="P92"><text:span text:style-name="T46">真理，</text:span><text:span text:style-name="T145">真理 是『</text:span><text:span text:style-name="T46">這句話 是 唯一的 真理</text:span><text:span text:style-name="T145">』</text:span>。</text:p>
            </text:list-item>
          </text:list>
        </text:list-item>
        <text:list-item>
          <text:p text:style-name="P92">哲學<text:span text:style-name="T4"> (莊子) (第1本)</text:span></text:p>
          <text:list>
            <text:list-item>
              <text:p text:style-name="P93"><text:span text:style-name="T30">天地與我並生，萬物與我為一</text:span>。</text:p>
            </text:list-item>
            <text:list-item>
              <text:p text:style-name="P93"><text:span text:style-name="T30">為善不近名，為惡不近刑</text:span>。</text:p>
            </text:list-item>
          </text:list>
        </text:list-item>
        <text:list-item>
          <text:p text:style-name="P37">時空旅行<text:span text:style-name="T101"> </text:span><text:span text:style-name="T102">(</text:span><text:span text:style-name="T71">第</text:span><text:span text:style-name="T103">1</text:span><text:span text:style-name="T120">本</text:span><text:span text:style-name="T119">)</text:span></text:p>
          <text:list>
            <text:list-item>
              <text:p text:style-name="P46"><text:span text:style-name="T31">時空旅行 有三種</text:span>。</text:p>
              <text:list>
                <text:list-item>
                  <text:p text:style-name="P46"><text:span text:style-name="T31">時空旅行 是 時間旅行、空間旅行、時間和空間的複合型旅行</text:span>。</text:p>
                  <text:list>
                    <text:list-item>
                      <text:p text:style-name="P46"><text:span text:style-name="T31">第一種時空旅行</text:span><text:span text:style-name="T32"> 是 </text:span><text:span text:style-name="T31">到達 其他&lt;?3&gt;個體的 旅行</text:span>。</text:p>
                    </text:list-item>
                    <text:list-item>
                      <text:p text:style-name="P46"><text:span text:style-name="T31">第二種時空旅行，&lt;?</text:span><text:span text:style-name="T33">2&gt;個體 </text:span><text:span text:style-name="T31">改變 &lt;_?</text:span><text:span text:style-name="T34">3_&gt;個體的 </text:span><text:span text:style-name="T31">儲量</text:span>。</text:p>
                    </text:list-item>
                    <text:list-item>
                      <text:p text:style-name="P46"><text:span text:style-name="T31">第三種時空旅行，修改、改變 空間資訊、時間資訊</text:span>。</text:p>
                    </text:list-item>
                  </text:list>
                </text:list-item>
              </text:list>
            </text:list-item>
            <text:list-item>
              <text:p text:style-name="P32">時空旅行層級。</text:p>
              <text:list>
                <text:list-item>
                  <text:p text:style-name="P32">肉質層型時空旅行 是 第零層級時空旅行。</text:p>
                </text:list-item>
                <text:list-item>
                  <text:p text:style-name="P32">意識層型時空旅行 是 第一層級時空旅行。</text:p>
                </text:list-item>
              </text:list>
            </text:list-item>
          </text:list>
        </text:list-item>
        <text:list-item>
          <text:p text:style-name="P32">書籍<text:span text:style-name="T4"> (阿米)</text:span></text:p>
          <text:list>
            <text:list-item>
              <text:p text:style-name="P32">星星的孩子。</text:p>
              <text:list>
                <text:list-item>
                  <text:p text:style-name="P47"><text:span text:style-name="T148">宇宙基本法則</text:span>。</text:p>
                </text:list-item>
              </text:list>
            </text:list-item>
            <text:list-item>
              <text:p text:style-name="P47">宇宙之心。</text:p>
              <text:list>
                <text:list-item>
                  <text:p text:style-name="P49"><text:span text:style-name="T148">孩子</text:span>。</text:p>
                  <text:list>
                    <text:list-item>
                      <text:p text:style-name="P49">第一種孩子。</text:p>
                      <text:list>
                        <text:list-item>
                          <text:p text:style-name="P49">任性、固執、暴力、弱肉強食、爭權奪利、唯我獨尊、動物性的思維。</text:p>
                        </text:list-item>
                        <text:list-item>
                          <text:p text:style-name="P49">（尼采 認定的）獅子階段。</text:p>
                        </text:list-item>
                      </text:list>
                    </text:list-item>
                    <text:list-item>
                      <text:p text:style-name="P49">第二種孩子。</text:p>
                      <text:list>
                        <text:list-item>
                          <text:p text:style-name="P49">樂天、好奇、友善、共生、德、無己、愛。</text:p>
                        </text:list-item>
                        <text:list-item>
                          <text:p text:style-name="P49">（尼采 認定的）孩童階段。</text:p>
                        </text:list-item>
                      </text:list>
                    </text:list-item>
                  </text:list>
                </text:list-item>
                <text:list-item>
                  <text:p text:style-name="P48"><text:span text:style-name="T149">愛心羊皮紙</text:span>。</text:p>
                </text:list-item>
              </text:list>
            </text:list-item>
            <text:list-item>
              <text:p text:style-name="P48">愛的文明。</text:p>
              <text:list>
                <text:list-item>
                  <text:p text:style-name="P134"><text:span text:style-name="T135">友好同盟。</text:span></text:p>
                </text:list-item>
                <text:list-item>
                  <text:p text:style-name="P134"><text:span text:style-name="T135">神聖計畫。</text:span></text:p>
                </text:list-item>
                <text:list-item>
                  <text:p text:style-name="P135"><text:span text:style-name="T48">進化世界。</text:span></text:p>
                </text:list-item>
              </text:list>
            </text:list-item>
          </text:list>
        </text:list-item>
        <text:list-item>
          <text:p text:style-name="P135"><text:span text:style-name="T48">神、預言</text:span><text:span text:style-name="T147"> (第1本)</text:span></text:p>
          <text:list>
            <text:list-item>
              <text:p text:style-name="P136"><text:span text:style-name="T20">神</text:span><text:span text:style-name="T48">。</text:span></text:p>
              <text:list>
                <text:list-item>
                  <text:p text:style-name="P136"><text:span text:style-name="T48">善神、惡神、喜怒無常的神。</text:span></text:p>
                </text:list-item>
              </text:list>
            </text:list-item>
            <text:list-item>
              <text:p text:style-name="P136"><text:span text:style-name="T151">預言</text:span><text:span text:style-name="T48">。</text:span></text:p>
              <text:list>
                <text:list-item>
                  <text:p text:style-name="P136"><text:span text:style-name="T151">第一種預言 是 觀測 其他宇宙胞，預測 本宇宙胞</text:span><text:span text:style-name="T48">。</text:span></text:p>
                </text:list-item>
                <text:list-item>
                  <text:p text:style-name="P136"><text:span text:style-name="T151">第二種預言 是 使用</text:span><text:span text:style-name="T21"> &lt;?</text:span><text:span text:style-name="T22">a&gt;層</text:span><text:span text:style-name="T152">級法則、</text:span><text:span text:style-name="T151">數學工具、偽數學工具，預測 本宇宙胞</text:span><text:span text:style-name="T48">。</text:span></text:p>
                </text:list-item>
              </text:list>
            </text:list-item>
            <text:list-item>
              <text:p text:style-name="P136"><text:span text:style-name="T48">時空。</text:span></text:p>
              <text:list>
                <text:list-item>
                  <text:p text:style-name="P136"><text:span text:style-name="T48">觀看 溪流 上游 ↔ 探索過去。</text:span></text:p>
                </text:list-item>
                <text:list-item>
                  <text:p text:style-name="P136"><text:span text:style-name="T48">觀看 溪流 中游 ↔ 遙視空間。</text:span></text:p>
                </text:list-item>
                <text:list-item>
                  <text:p text:style-name="P136"><text:span text:style-name="T48">觀看 溪流 下游 ↔ 預測未來。</text:span></text:p>
                </text:list-item>
                <text:list-item>
                  <text:p text:style-name="P136"><text:span text:style-name="T48">觀看 溪流 溪岸 ↔ 觀看 時空之外。</text:span></text:p>
                </text:list-item>
              </text:list>
            </text:list-item>
            <text:list-item>
              <text:p text:style-name="P136"><text:span text:style-name="T48">為了 讓 讀者 輕鬆 閱讀。</text:span></text:p>
              <text:list>
                <text:list-item>
                  <text:p text:style-name="P136"><text:span text:style-name="T48">過去、現在、未來 同時 存在。</text:span></text:p>
                </text:list-item>
                <text:list-item>
                  <text:p text:style-name="P136"><text:span text:style-name="T48">過去、現在、未來 持續 存在。</text:span></text:p>
                </text:list-item>
                <text:list-item>
                  <text:p text:style-name="P136"><text:span text:style-name="T48">萬物法則、物理定律、化學反應 要 定期 修正、重新實驗。</text:span></text:p>
                </text:list-item>
                <text:list-item>
                  <text:p text:style-name="P136"><text:span text:style-name="T48">法則 相</text:span><text:span text:style-name="T147">依於 &lt;_?3_&gt;</text:span><text:span text:style-name="T48">個體。</text:span></text:p>
                </text:list-item>
                <text:list-item>
                  <text:p text:style-name="P136"><text:span text:style-name="T48">法則 隨著</text:span><text:span text:style-name="T147"> &lt;_?3_&gt;個</text:span><text:span text:style-name="T48">體 特性 變化 而 根本性變化。</text:span></text:p>
                </text:list-item>
              </text:list>
            </text:list-item>
            <text:list-item>
              <text:p text:style-name="P136"><text:span text:style-name="T48">預測未來、預知未來、預言。</text:span></text:p>
              <text:list>
                <text:list-item>
                  <text:p text:style-name="P137"><text:span text:style-name="T48">透過 </text:span><text:span text:style-name="T147">&lt;?3&gt;法</text:span><text:span text:style-name="T48">則 預測 未來。</text:span></text:p>
                </text:list-item>
                <text:list-item>
                  <text:p text:style-name="P137"><text:span text:style-name="T48">透過 第一層級法則（以上）預測 未來。</text:span></text:p>
                </text:list-item>
              </text:list>
            </text:list-item>
            <text:list-item>
              <text:p text:style-name="P138"><text:span text:style-name="T48">占星術。</text:span></text:p>
              <text:list>
                <text:list-item>
                  <text:p text:style-name="P139"><text:span text:style-name="T48">占星術 是 被動型預言 技術、</text:span><text:span text:style-name="T154">第零層級法則</text:span><text:span text:style-name="T48">。</text:span></text:p>
                </text:list-item>
              </text:list>
            </text:list-item>
            <text:list-item>
              <text:p text:style-name="P138"><text:span text:style-name="T48">易經 預言。</text:span></text:p>
              <text:list>
                <text:list-item>
                  <text:p text:style-name="P139"><text:span text:style-name="T48">八卦 是 主動型預言 技術、</text:span><text:span text:style-name="T153">第一層級法則</text:span><text:span text:style-name="T48">。</text:span></text:p>
                </text:list-item>
              </text:list>
            </text:list-item>
          </text:list>
        </text:list-item>
        <text:list-item>
          <text:p text:style-name="P38">神、預<text:span text:style-name="T4">言 </text:span><text:span text:style-name="T9">(</text:span><text:span text:style-name="T4">第2本</text:span><text:span text:style-name="T9">)</text:span></text:p>
          <text:list>
            <text:list-item>
              <text:p text:style-name="P39">啟示錄</text:p>
              <text:list>
                <text:list-item>
                  <text:p text:style-name="P39">錢 只是 一張紙、一串數字。</text:p>
                </text:list-item>
              </text:list>
            </text:list-item>
          </text:list>
        </text:list-item>
        <text:list-item>
          <text:p text:style-name="P51">神、預<text:span text:style-name="T1">言 </text:span><text:span text:style-name="T35">(</text:span><text:span text:style-name="T1">第</text:span><text:span text:style-name="T36">3</text:span><text:span text:style-name="T1">本</text:span><text:span text:style-name="T35">)</text:span></text:p>
          <text:list>
            <text:list-item>
              <text:p text:style-name="P52"><text:span text:style-name="T73">神。</text:span></text:p>
              <text:list>
                <text:list-item>
                  <text:p text:style-name="P52"><text:span text:style-name="T73">神 是 職位、</text:span><text:span text:style-name="T79">職業、階層、身分、地位、職別、隸屬、有超能力並且幫助人類文明的個體</text:span>。</text:p>
                </text:list-item>
              </text:list>
            </text:list-item>
          </text:list>
        </text:list-item>
      </text:list>
      <text:p text:style-name="P5"/>
      <text:list xml:id="list95002392622323" text:continue-numbering="true" text:style-name="L1">
        <text:list-item>
          <text:p text:style-name="P39">能量、儲<text:span text:style-name="T4">量 (第1本)</text:span></text:p>
          <text:list>
            <text:list-item>
              <text:p text:style-name="P39">能量、儲量、假想量</text:p>
              <text:list>
                <text:list-item>
                  <text:p text:style-name="P39">能量</text:p>
                  <text:list>
                    <text:list-item>
                      <text:p text:style-name="P39"><text:span text:style-name="T1">&lt;?1&gt;</text:span>。</text:p>
                      <text:list>
                        <text:list-item>
                          <text:p text:style-name="P39">例如：生物電流。</text:p>
                          <text:list>
                            <text:list-item>
                              <text:p text:style-name="P39">人類 蘊含 生物電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1">&lt;?2&gt;</text:span>。</text:p>
                      <text:list>
                        <text:list-item>
                          <text:p text:style-name="P39">例如：人類。</text:p>
                          <text:list>
                            <text:list-item>
                              <text:p text:style-name="P39">例如：空間 蘊含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1">&lt;?3&gt;</text:span>。</text:p>
                      <text:list>
                        <text:list-item>
                          <text:p text:style-name="P39">例如：空間。</text:p>
                          <text:list>
                            <text:list-item>
                              <text:p text:style-name="P40">例如<text:span text:style-name="T4">：&lt;?4&gt;</text:span> 蘊含 空間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光</text:p>
              <text:list>
                <text:list-item>
                  <text:p text:style-name="P40">光痕：光 作用在<text:span text:style-name="T4"> &lt;_?3_&gt;</text:span>，所殘留 的 痕跡。</text:p>
                </text:list-item>
                <text:list-item>
                  <text:p text:style-name="P40">（人類 認定的）乙太 是<text:span text:style-name="T4"> &lt;_?3_&gt;</text:span>的 一部分。</text:p>
                  <text:list>
                    <text:list-item>
                      <text:p text:style-name="P40">乙太 不是 無所不在、剛體。</text:p>
                    </text:list-item>
                  </text:list>
                </text:list-item>
                <text:list-item>
                  <text:p text:style-name="P40">光痕。</text:p>
                  <text:list>
                    <text:list-item>
                      <text:p text:style-name="P40">每一瞬間 的 光痕 都不一樣。</text:p>
                    </text:list-item>
                    <text:list-item>
                      <text:p text:style-name="P40">主動式 探測 會 改變 前<text:span text:style-name="T4">面 n</text:span>個 光 所遺留 的 光痕。</text:p>
                      <text:list>
                        <text:list-item>
                          <text:p text:style-name="P40">明顯例子 是 雙狹縫實驗、觀察者效應。</text:p>
                        </text:list-item>
                        <text:list-item>
                          <text:p text:style-name="P40">隨著 實驗 次數 增加，實驗結果 會逐漸形成 常態分佈。</text:p>
                        </text:list-item>
                      </text:list>
                    </text:list-item>
                  </text:list>
                </text:list-item>
                <text:list-item>
                  <text:p text:style-name="P40">光速。</text:p>
                  <text:list>
                    <text:list-item>
                      <text:p text:style-name="P40">光源 的 運動 是 動能型運動。</text:p>
                    </text:list-item>
                    <text:list-item>
                      <text:p text:style-name="P40">光 的 運動 是 電能型運動。</text:p>
                    </text:list-item>
                    <text:list-item>
                      <text:p text:style-name="P40">電能型運動、動能型運動 無法直接 交互作用。</text:p>
                    </text:list-item>
                    <text:list-item>
                      <text:p text:style-name="P40">電能型運動、動能型運動 必須透過 磁場 作為 轉換器 才能 交互作用。</text:p>
                      <text:list>
                        <text:list-item>
                          <text:p text:style-name="P40">電能型運動 ↔ 磁能型運動 ↔ 動能型運動。</text:p>
                        </text:list-item>
                      </text:list>
                    </text:list-item>
                    <text:list-item>
                      <text:p text:style-name="P40">光速 上限 相依於<text:span text:style-name="T4"> &lt;_?3_&gt;</text:span>的 導電特性。</text:p>
                    </text:list-item>
                  </text:list>
                </text:list-item>
                <text:list-item>
                  <text:p text:style-name="P40">量子糾纏</text:p>
                  <text:list>
                    <text:list-item>
                      <text:p text:style-name="P40">兩個粒子 之間 沒有 交互作用。</text:p>
                      <text:list>
                        <text:list-item>
                          <text:p text:style-name="P40">不存在 量子糾纏。</text:p>
                        </text:list-item>
                      </text:list>
                    </text:list-item>
                  </text:list>
                </text:list-item>
                <text:list-item>
                  <text:p text:style-name="P40">布朗運動</text:p>
                  <text:list>
                    <text:list-item>
                      <text:p text:style-name="P40">布朗運動 是 二維平面運動。</text:p>
                    </text:list-item>
                    <text:list-item>
                      <text:p text:style-name="P40">二維平面運動 可以 使用 畢氏定理 解出。</text:p>
                      <text:list>
                        <text:list-item>
                          <text:p text:style-name="P40">布朗運動 的 平均距離 是 畢氏定理 的 斜邊。</text:p>
                        </text:list-item>
                      </text:list>
                    </text:list-item>
                    <text:list-item>
                      <text:p text:style-name="P40">假定 每一步 的 步伐 都<text:span text:style-name="T4">是 L</text:span>。</text:p>
                      <text:list>
                        <text:list-item>
                          <text:p text:style-name="P40"><text:span text:style-name="T4">第n</text:span>步 的 平均<text:span text:style-name="T4">距離 是 L * √n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95002134276188" text:continue-numbering="true" text:style-name="L1">
        <text:list-item>
          <text:p text:style-name="P40">能量、儲量 <text:span text:style-name="T9">(</text:span><text:span text:style-name="T4">第2本</text:span><text:span text:style-name="T9">)</text:span></text:p>
          <text:list>
            <text:list-item>
              <text:p text:style-name="P40">宇宙背景輻射</text:p>
              <text:list>
                <text:list-item>
                  <text:p text:style-name="P40">宇宙背景輻射 是<text:span text:style-name="T4"> &lt;_?3_&gt;</text:span>的 體內 輻射。</text:p>
                </text:list-item>
                <text:list-item>
                  <text:p text:style-name="P40">宇宙背景溫度 是<text:span text:style-name="T4"> &lt;_?3_&gt;</text:span>的 體內 溫度。</text:p>
                </text:list-item>
              </text:list>
            </text:list-item>
            <text:list-item>
              <text:p text:style-name="P40">光痕</text:p>
              <text:list>
                <text:list-item>
                  <text:p text:style-name="P40">光痕 是 殘留 痕跡。</text:p>
                </text:list-item>
                <text:list-item>
                  <text:p text:style-name="P40">波、粒子 個體 都有機率 造成 光痕。</text:p>
                </text:list-item>
                <text:list-item>
                  <text:p text:style-name="P41">明顯例子，飛機。</text:p>
                  <text:list>
                    <text:list-item>
                      <text:p text:style-name="P40">飛機的後方 形成 渦流。</text:p>
                      <text:list>
                        <text:list-item>
                          <text:p text:style-name="P42">飛機 <text:span text:style-name="T55">↔ </text:span>波、粒子。</text:p>
                        </text:list-item>
                        <text:list-item>
                          <text:p text:style-name="P40">渦流 <text:span text:style-name="T55">↔ </text:span>光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宇宙膨脹</text:p>
              <text:list>
                <text:list-item>
                  <text:p text:style-name="P40">宇宙膨脹 是<text:span text:style-name="T4"> &lt;_?3_&gt;</text:span>膨脹。</text:p>
                  <text:list>
                    <text:list-item>
                      <text:p text:style-name="P40"><text:span text:style-name="T4">&lt;_?3_&gt;膨脹，不代表 &lt;?2&gt;</text:span> 會跟著 膨脹。</text:p>
                    </text:list-item>
                    <text:list-item>
                      <text:p text:style-name="P40">宇宙膨脹，不代表 地球 會跟著 膨脹。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95003628314276" text:continue-numbering="true" text:style-name="L1">
        <text:list-item>
          <text:p text:style-name="P40">能量、<text:span text:style-name="T4">儲量 </text:span><text:span text:style-name="T9">(</text:span><text:span text:style-name="T4">第4本</text:span><text:span text:style-name="T9">)</text:span></text:p>
          <text:list>
            <text:list-item>
              <text:p text:style-name="P40">黑洞</text:p>
              <text:list>
                <text:list-item>
                  <text:p text:style-name="P40">時間、空間、物理定律、化學反應、萬物法則，在 黑洞 裡面，沒有 失效。</text:p>
                  <text:list>
                    <text:list-item>
                      <text:p text:style-name="P40">明顯例子，颱風。</text:p>
                      <text:list>
                        <text:list-item>
                          <text:p text:style-name="P40">颱風 存在 流體力學。</text:p>
                        </text:list-item>
                        <text:list-item>
                          <text:p text:style-name="P40">流體力學，在 颱風 裡面，沒有 失效。</text:p>
                        </text:list-item>
                      </text:list>
                    </text:list-item>
                  </text:list>
                </text:list-item>
                <text:list-item>
                  <text:p text:style-name="P40">颱風 ↔ 黑洞。</text:p>
                  <text:list>
                    <text:list-item>
                      <text:p text:style-name="P43"><text:span text:style-name="T4">聲音、&lt;?2&gt; ↔ 光、&lt;?2&gt;、&lt;?3&gt;</text:span>。</text:p>
                    </text:list-item>
                    <text:list-item>
                      <text:p text:style-name="P44"><text:span text:style-name="T7">空氣</text:span><text:span text:style-name="T4">、&lt;?3&gt; ↔ 重力波、&lt;?4&gt;</text:span>。</text:p>
                    </text:list-item>
                    <text:list-item>
                      <text:p text:style-name="P44">音速 ↔ 光速。</text:p>
                    </text:list-item>
                  </text:list>
                </text:list-item>
              </text:list>
            </text:list-item>
            <text:list-item>
              <text:p text:style-name="P44">麥斯威爾妖</text:p>
              <text:list>
                <text:list-item>
                  <text:p text:style-name="P44">第二型永動機。</text:p>
                </text:list-item>
                <text:list-item>
                  <text:p text:style-name="P50">明顯例子，三稜鏡。</text:p>
                </text:list-item>
              </text:list>
            </text:list-item>
          </text:list>
        </text:list-item>
      </text:list>
      <text:p text:style-name="P53"/>
      <text:list xml:id="list95002504897711" text:continue-numbering="true" text:style-name="L1">
        <text:list-item>
          <text:p text:style-name="P50">傳承<text:span text:style-name="T101"> </text:span><text:span text:style-name="T102">(</text:span><text:span text:style-name="T71">第</text:span><text:span text:style-name="T103">1</text:span><text:span text:style-name="T71">本</text:span><text:span text:style-name="T102">)</text:span></text:p>
          <text:list>
            <text:list-item>
              <text:p text:style-name="P50">傳承 的 發展層級</text:p>
              <text:list>
                <text:list-item>
                  <text:p text:style-name="P50">本能法則 → 信念法則 → 肉質層法則 → 意識層法則。</text:p>
                  <text:list>
                    <text:list-item>
                      <text:p text:style-name="P50">本能法則 是 透過 本能。</text:p>
                      <text:list>
                        <text:list-item>
                          <text:p text:style-name="P50">明顯例子，符號、繩結、語言、文字、數字。</text:p>
                        </text:list-item>
                      </text:list>
                    </text:list-item>
                    <text:list-item>
                      <text:p text:style-name="P50">信念法則 是 透過 個體、群體、工具。</text:p>
                      <text:list>
                        <text:list-item>
                          <text:p text:style-name="P50">明顯例子，神學、哲學、政治、宗教、世界觀。</text:p>
                        </text:list-item>
                      </text:list>
                    </text:list-item>
                    <text:list-item>
                      <text:p text:style-name="P50">肉質層法則。</text:p>
                      <text:list>
                        <text:list-item>
                          <text:p text:style-name="P50">明顯例子，萬物法則、物理定律、數學、科學、科技。</text:p>
                        </text:list-item>
                      </text:list>
                    </text:list-item>
                    <text:list-item>
                      <text:p text:style-name="P50">意識層法則 。</text:p>
                      <text:list>
                        <text:list-item>
                          <text:p text:style-name="P50">明顯例子，萬物法則、意識層定律、數學、科學、科技。</text:p>
                        </text:list-item>
                      </text:list>
                    </text:list-item>
                  </text:list>
                </text:list-item>
                <text:list-item>
                  <text:p text:style-name="P50">以<text:span text:style-name="T1"> &lt;_?3_&gt;</text:span> 為 中心思想。</text:p>
                </text:list-item>
              </text:list>
            </text:list-item>
          </text:list>
        </text:list-item>
      </text:list>
      <text:p text:style-name="P7"/>
      <text:list xml:id="list95002994203708" text:continue-numbering="true" text:style-name="L1">
        <text:list-item>
          <text:p text:style-name="P37">意識<text:span text:style-name="T101"> </text:span><text:span text:style-name="T102">(</text:span><text:span text:style-name="T71">第</text:span><text:span text:style-name="T103">1</text:span><text:span text:style-name="T71">本</text:span><text:span text:style-name="T72">)</text:span></text:p>
          <text:list>
            <text:list-item>
              <text:p text:style-name="P44">意識層級</text:p>
              <text:list>
                <text:list-item>
                  <text:p text:style-name="P44">實體 影響 影子。</text:p>
                </text:list-item>
                <text:list-item>
                  <text:p text:style-name="P44">環境 影響 影子。</text:p>
                </text:list-item>
              </text:list>
            </text:list-item>
          </text:list>
        </text:list-item>
      </text:list>
      <text:p text:style-name="P7"/>
      <text:list xml:id="list95002575113165" text:continue-numbering="true" text:style-name="L1">
        <text:list-item>
          <text:p text:style-name="P37">煉金術<text:span text:style-name="T101"> </text:span><text:span text:style-name="T102">(</text:span><text:span text:style-name="T71">第</text:span><text:span text:style-name="T103">1</text:span><text:span text:style-name="T71">本</text:span><text:span text:style-name="T72">)</text:span></text:p>
          <text:list>
            <text:list-item>
              <text:p text:style-name="P44">地 ↔ 固體<text:span text:style-name="T4">、&lt;?2&gt;</text:span>。</text:p>
            </text:list-item>
            <text:list-item>
              <text:p text:style-name="P44">水 ↔ 液體<text:span text:style-name="T4">、&lt;?2&gt;</text:span>。</text:p>
            </text:list-item>
            <text:list-item>
              <text:p text:style-name="P44">風 ↔ 氣體<text:span text:style-name="T4">、&lt;?2&gt;</text:span>。</text:p>
            </text:list-item>
            <text:list-item>
              <text:p text:style-name="P44">火 ↔ 能量<text:span text:style-name="T4">、&lt;?1&gt;</text:span>。</text:p>
            </text:list-item>
            <text:list-item>
              <text:p text:style-name="P44">以太 ↔ 空間<text:span text:style-name="T4">、&lt;?3&gt;</text:span>。</text:p>
            </text:list-item>
          </text:list>
        </text:list-item>
      </text:list>
      <text:p text:style-name="P7"/>
      <text:list xml:id="list95003023125954" text:continue-numbering="true" text:style-name="L1">
        <text:list-item>
          <text:p text:style-name="P37">數學<text:span text:style-name="T101"> </text:span><text:span text:style-name="T102">(</text:span><text:span text:style-name="T71">第</text:span><text:span text:style-name="T103">1</text:span><text:span text:style-name="T71">本</text:span><text:span text:style-name="T72">)</text:span></text:p>
          <text:list>
            <text:list-item>
              <text:p text:style-name="P45">黃金比例</text:p>
              <text:list>
                <text:list-item>
                  <text:p text:style-name="P45">費多拉契。</text:p>
                </text:list-item>
                <text:list-item>
                  <text:p text:style-name="P45">假定<text:span text:style-name="T4">，F(n) = Σ</text:span><text:span text:style-name="T57">m</text:span><text:span text:style-name="T4">(a</text:span><text:span text:style-name="T51">i</text:span><text:span text:style-name="T4"> * F(n–i))</text:span>。</text:p>
                  <text:list>
                    <text:list-item>
                      <text:p text:style-name="P44"><text:span text:style-name="T1">m ≥ i ≥ 1</text:span>。</text:p>
                    </text:list-item>
                    <text:list-item>
                      <text:p text:style-name="P44"><text:span text:style-name="T1">x</text:span><text:span text:style-name="T56">m</text:span><text:span text:style-name="T52">–</text:span><text:span text:style-name="T1">Σ</text:span><text:span text:style-name="T56">m</text:span><text:span text:style-name="T1">(a</text:span><text:span text:style-name="T50">i</text:span><text:span text:style-name="T1"> * x</text:span><text:span text:style-name="T56">(m-i)</text:span><text:span text:style-name="T1">) = 0</text:span>。</text:p>
                      <text:list>
                        <text:list-item>
                          <text:p text:style-name="P44">一元<text:span text:style-name="T1">m</text:span>次方程式。</text:p>
                        </text:list-item>
                      </text:list>
                    </text:list-item>
                    <text:list-item>
                      <text:p text:style-name="P44"><text:span text:style-name="T4">F(n) / F(n–1) 有機率收斂於（一元m次方程式 的）x的 </text:span>某一特定解。</text:p>
                    </text:list-item>
                    <text:list-item>
                      <text:p text:style-name="P44"><text:span text:style-name="T1">F(n–1) / F(n) = 1 / (F(n) / F(n–1))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09:50:01.032000000</dc:date>
    <meta:editing-duration>P15DT2H5M4S</meta:editing-duration>
    <meta:editing-cycles>8994</meta:editing-cycles>
    <meta:document-statistic meta:table-count="0" meta:image-count="0" meta:object-count="0" meta:page-count="1" meta:paragraph-count="582" meta:word-count="7221" meta:character-count="9270" meta:non-whitespace-character-count="8325"/>
  </office:meta>
</office:document-meta>
</file>